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B720000009B428C9716555D8079.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text-properties officeooo:paragraph-rsid="006c2c40"/>
    </style:style>
    <style:style style:name="P18" style:family="paragraph" style:parent-style-name="Text_20_body">
      <style:text-properties officeooo:paragraph-rsid="006c8658"/>
    </style:style>
    <style:style style:name="P19" style:family="paragraph" style:parent-style-name="Text_20_body">
      <style:text-properties officeooo:paragraph-rsid="006de052"/>
    </style:style>
    <style:style style:name="P20" style:family="paragraph" style:parent-style-name="Text_20_body">
      <style:text-properties officeooo:paragraph-rsid="006e2449"/>
    </style:style>
    <style:style style:name="P21" style:family="paragraph" style:parent-style-name="Text_20_body">
      <style:text-properties officeooo:paragraph-rsid="00766915"/>
    </style:style>
    <style:style style:name="P22" style:family="paragraph" style:parent-style-name="Text_20_body">
      <style:text-properties officeooo:paragraph-rsid="007d5639"/>
    </style:style>
    <style:style style:name="P23" style:family="paragraph" style:parent-style-name="Text_20_body">
      <style:text-properties officeooo:paragraph-rsid="008bc171"/>
    </style:style>
    <style:style style:name="P24" style:family="paragraph" style:parent-style-name="Text_20_body">
      <style:text-properties officeooo:paragraph-rsid="009494b1"/>
    </style:style>
    <style:style style:name="P25" style:family="paragraph" style:parent-style-name="Text_20_body">
      <style:text-properties officeooo:paragraph-rsid="0094d8d9"/>
    </style:style>
    <style:style style:name="P26" style:family="paragraph" style:parent-style-name="Text_20_body">
      <style:text-properties officeooo:paragraph-rsid="009a5a2a"/>
    </style:style>
    <style:style style:name="P27" style:family="paragraph" style:parent-style-name="Text_20_body">
      <style:text-properties officeooo:paragraph-rsid="009c4c4d"/>
    </style:style>
    <style:style style:name="P28" style:family="paragraph" style:parent-style-name="Text_20_body">
      <style:text-properties officeooo:paragraph-rsid="00a1ace6"/>
    </style:style>
    <style:style style:name="P29" style:family="paragraph" style:parent-style-name="Text_20_body">
      <style:text-properties officeooo:paragraph-rsid="00aaac02"/>
    </style:style>
    <style:style style:name="P30" style:family="paragraph" style:parent-style-name="Text_20_body">
      <style:text-properties officeooo:paragraph-rsid="00b09de6"/>
    </style:style>
    <style:style style:name="P31" style:family="paragraph" style:parent-style-name="Text_20_body">
      <style:text-properties officeooo:paragraph-rsid="00b39899"/>
    </style:style>
    <style:style style:name="P32" style:family="paragraph" style:parent-style-name="Text_20_body">
      <style:text-properties officeooo:paragraph-rsid="00c38124"/>
    </style:style>
    <style:style style:name="P33" style:family="paragraph" style:parent-style-name="Text_20_body">
      <style:text-properties officeooo:paragraph-rsid="00c4ad28"/>
    </style:style>
    <style:style style:name="P34" style:family="paragraph" style:parent-style-name="Text_20_body">
      <style:text-properties officeooo:paragraph-rsid="00c595a4"/>
    </style:style>
    <style:style style:name="P35" style:family="paragraph" style:parent-style-name="Text_20_body">
      <style:text-properties officeooo:paragraph-rsid="00c5a1c7"/>
    </style:style>
    <style:style style:name="P36" style:family="paragraph" style:parent-style-name="Text_20_body">
      <style:text-properties officeooo:paragraph-rsid="00c96220"/>
    </style:style>
    <style:style style:name="P37" style:family="paragraph" style:parent-style-name="Text_20_body">
      <style:text-properties officeooo:paragraph-rsid="00ca7c42"/>
    </style:style>
    <style:style style:name="P38" style:family="paragraph" style:parent-style-name="Text_20_body">
      <style:text-properties officeooo:paragraph-rsid="00cab2b0"/>
    </style:style>
    <style:style style:name="P39" style:family="paragraph" style:parent-style-name="Text_20_body">
      <style:text-properties officeooo:paragraph-rsid="00cca6b6"/>
    </style:style>
    <style:style style:name="P40" style:family="paragraph" style:parent-style-name="Text_20_body">
      <style:text-properties officeooo:paragraph-rsid="00d25253"/>
    </style:style>
    <style:style style:name="P41" style:family="paragraph" style:parent-style-name="Text_20_body">
      <style:text-properties fo:font-weight="normal" style:font-weight-asian="normal" style:font-weight-complex="normal"/>
    </style:style>
    <style:style style:name="P42" style:family="paragraph" style:parent-style-name="Text_20_body">
      <style:text-properties officeooo:paragraph-rsid="00df6893"/>
    </style:style>
    <style:style style:name="P43" style:family="paragraph" style:parent-style-name="Text_20_body">
      <style:text-properties officeooo:paragraph-rsid="00e1ce3c"/>
    </style:style>
    <style:style style:name="P44" style:family="paragraph" style:parent-style-name="Text_20_body">
      <style:text-properties officeooo:paragraph-rsid="00e1ea05"/>
    </style:style>
    <style:style style:name="P45" style:family="paragraph" style:parent-style-name="Text_20_body">
      <style:text-properties officeooo:paragraph-rsid="00e3c689"/>
    </style:style>
    <style:style style:name="P46" style:family="paragraph" style:parent-style-name="Text_20_body">
      <style:text-properties officeooo:paragraph-rsid="00e4628b"/>
    </style:style>
    <style:style style:name="P47" style:family="paragraph" style:parent-style-name="Text_20_body">
      <style:text-properties officeooo:paragraph-rsid="00e4bb68"/>
    </style:style>
    <style:style style:name="P48" style:family="paragraph" style:parent-style-name="Text_20_body">
      <style:text-properties officeooo:paragraph-rsid="00e84d94"/>
    </style:style>
    <style:style style:name="P49" style:family="paragraph" style:parent-style-name="Text_20_body">
      <style:text-properties officeooo:paragraph-rsid="00eb0ed1"/>
    </style:style>
    <style:style style:name="P50" style:family="paragraph" style:parent-style-name="Text_20_body">
      <style:text-properties officeooo:paragraph-rsid="00eef302"/>
    </style:style>
    <style:style style:name="P51" style:family="paragraph" style:parent-style-name="Text_20_body">
      <style:text-properties officeooo:paragraph-rsid="00f5e236"/>
    </style:style>
    <style:style style:name="P52" style:family="paragraph" style:parent-style-name="Text_20_body">
      <style:text-properties officeooo:paragraph-rsid="00ff0722"/>
    </style:style>
    <style:style style:name="P53" style:family="paragraph" style:parent-style-name="Text_20_body">
      <style:text-properties officeooo:paragraph-rsid="00ffff48"/>
    </style:style>
    <style:style style:name="P54" style:family="paragraph" style:parent-style-name="Text_20_body">
      <style:text-properties officeooo:paragraph-rsid="01005844"/>
    </style:style>
    <style:style style:name="P55" style:family="paragraph" style:parent-style-name="Text_20_body">
      <style:text-properties officeooo:paragraph-rsid="0104d3ca"/>
    </style:style>
    <style:style style:name="P56" style:family="paragraph" style:parent-style-name="Text_20_body">
      <style:text-properties officeooo:paragraph-rsid="0107a7aa"/>
    </style:style>
    <style:style style:name="P57" style:family="paragraph" style:parent-style-name="Text_20_body">
      <style:text-properties officeooo:paragraph-rsid="0108452d"/>
    </style:style>
    <style:style style:name="P58" style:family="paragraph" style:parent-style-name="Text_20_body">
      <style:text-properties officeooo:paragraph-rsid="01094b0c"/>
    </style:style>
    <style:style style:name="P59" style:family="paragraph" style:parent-style-name="Text_20_body">
      <style:text-properties officeooo:paragraph-rsid="010c652a"/>
    </style:style>
    <style:style style:name="P60" style:family="paragraph" style:parent-style-name="Text_20_body">
      <style:text-properties officeooo:paragraph-rsid="011500f1"/>
    </style:style>
    <style:style style:name="P61" style:family="paragraph" style:parent-style-name="Text_20_body">
      <style:text-properties officeooo:paragraph-rsid="01166568"/>
    </style:style>
    <style:style style:name="P62" style:family="paragraph" style:parent-style-name="Text_20_body">
      <style:text-properties officeooo:paragraph-rsid="011d5069"/>
    </style:style>
    <style:style style:name="P63" style:family="paragraph" style:parent-style-name="Text_20_body">
      <style:text-properties officeooo:paragraph-rsid="01251aa1"/>
    </style:style>
    <style:style style:name="P64" style:family="paragraph" style:parent-style-name="Text_20_body">
      <style:text-properties officeooo:paragraph-rsid="01527df1"/>
    </style:style>
    <style:style style:name="P65" style:family="paragraph" style:parent-style-name="Text_20_body">
      <style:text-properties officeooo:paragraph-rsid="015d3688"/>
    </style:style>
    <style:style style:name="P66" style:family="paragraph" style:parent-style-name="Text_20_body">
      <style:text-properties officeooo:paragraph-rsid="015edee9"/>
    </style:style>
    <style:style style:name="P67" style:family="paragraph" style:parent-style-name="Text_20_body">
      <style:text-properties officeooo:paragraph-rsid="01677ecb"/>
    </style:style>
    <style:style style:name="P68" style:family="paragraph" style:parent-style-name="Text_20_body">
      <style:text-properties officeooo:paragraph-rsid="016ff846"/>
    </style:style>
    <style:style style:name="P69" style:family="paragraph" style:parent-style-name="Text_20_body">
      <style:text-properties officeooo:paragraph-rsid="017312b3"/>
    </style:style>
    <style:style style:name="P70" style:family="paragraph" style:parent-style-name="Heading_20_3">
      <style:text-properties officeooo:paragraph-rsid="000f50f9"/>
    </style:style>
    <style:style style:name="P71" style:family="paragraph" style:parent-style-name="Heading_20_3">
      <style:paragraph-properties fo:text-align="center" style:justify-single-word="false"/>
      <style:text-properties officeooo:paragraph-rsid="000f50f9"/>
    </style:style>
    <style:style style:name="P72"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73"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74"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75"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76"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77"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78"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79"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80"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81"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82"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8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8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8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8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8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8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8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9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9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9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9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9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9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9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9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9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99" style:family="paragraph" style:parent-style-name="Text_20_body">
      <style:paragraph-properties fo:margin-left="0.9846in" fo:margin-right="0in" fo:text-indent="0in" style:auto-text-indent="false"/>
    </style:style>
    <style:style style:name="P100" style:family="paragraph" style:parent-style-name="Text_20_body">
      <style:paragraph-properties fo:margin-left="0.9846in" fo:margin-right="0in" fo:text-indent="0in" style:auto-text-indent="false"/>
      <style:text-properties officeooo:paragraph-rsid="0029820e"/>
    </style:style>
    <style:style style:name="P101" style:family="paragraph" style:parent-style-name="Text_20_body">
      <style:paragraph-properties fo:margin-left="0.9846in" fo:margin-right="0in" fo:text-indent="0in" style:auto-text-indent="false"/>
      <style:text-properties officeooo:paragraph-rsid="002eadc6"/>
    </style:style>
    <style:style style:name="P102" style:family="paragraph" style:parent-style-name="Text_20_body">
      <style:paragraph-properties fo:margin-left="0.9846in" fo:margin-right="0in" fo:text-indent="0in" style:auto-text-indent="false"/>
      <style:text-properties officeooo:paragraph-rsid="00388490"/>
    </style:style>
    <style:style style:name="P103" style:family="paragraph" style:parent-style-name="Text_20_body">
      <style:paragraph-properties fo:margin-left="0.9846in" fo:margin-right="0in" fo:text-indent="0in" style:auto-text-indent="false"/>
      <style:text-properties officeooo:paragraph-rsid="003b455e"/>
    </style:style>
    <style:style style:name="P104" style:family="paragraph" style:parent-style-name="Text_20_body">
      <style:paragraph-properties fo:margin-left="0.9846in" fo:margin-right="0in" fo:text-indent="0in" style:auto-text-indent="false"/>
      <style:text-properties officeooo:paragraph-rsid="0052143e"/>
    </style:style>
    <style:style style:name="P105" style:family="paragraph" style:parent-style-name="Text_20_body">
      <style:paragraph-properties fo:margin-left="0.9846in" fo:margin-right="0in" fo:text-indent="0in" style:auto-text-indent="false"/>
      <style:text-properties officeooo:paragraph-rsid="006de052"/>
    </style:style>
    <style:style style:name="P106" style:family="paragraph" style:parent-style-name="Text_20_body">
      <style:paragraph-properties fo:margin-left="0.9846in" fo:margin-right="0in" fo:text-indent="0in" style:auto-text-indent="false"/>
      <style:text-properties officeooo:paragraph-rsid="00c595a4"/>
    </style:style>
    <style:style style:name="P107" style:family="paragraph" style:parent-style-name="Text_20_body">
      <style:paragraph-properties fo:margin-left="0.9846in" fo:margin-right="0in" fo:text-indent="0in" style:auto-text-indent="false"/>
      <style:text-properties officeooo:paragraph-rsid="00c5a1c7"/>
    </style:style>
    <style:style style:name="P108" style:family="paragraph" style:parent-style-name="Text_20_body">
      <style:paragraph-properties fo:margin-left="0.9846in" fo:margin-right="0in" fo:text-indent="0in" style:auto-text-indent="false"/>
      <style:text-properties officeooo:paragraph-rsid="00c96220"/>
    </style:style>
    <style:style style:name="P109" style:family="paragraph" style:parent-style-name="Text_20_body">
      <style:paragraph-properties fo:margin-left="0.9846in" fo:margin-right="0in" fo:text-indent="0in" style:auto-text-indent="false"/>
      <style:text-properties officeooo:paragraph-rsid="00ca7c42"/>
    </style:style>
    <style:style style:name="P110" style:family="paragraph" style:parent-style-name="Text_20_body">
      <style:paragraph-properties fo:margin-left="0.9846in" fo:margin-right="0in" fo:text-indent="0in" style:auto-text-indent="false"/>
      <style:text-properties officeooo:paragraph-rsid="00cab2b0"/>
    </style:style>
    <style:style style:name="P111" style:family="paragraph" style:parent-style-name="Text_20_body">
      <style:paragraph-properties fo:margin-left="0.9846in" fo:margin-right="0in" fo:text-indent="0in" style:auto-text-indent="false"/>
      <style:text-properties officeooo:rsid="00cab2b0" officeooo:paragraph-rsid="00cab2b0"/>
    </style:style>
    <style:style style:name="P112" style:family="paragraph" style:parent-style-name="Text_20_body">
      <style:paragraph-properties fo:margin-left="0.9846in" fo:margin-right="0in" fo:text-indent="0in" style:auto-text-indent="false"/>
      <style:text-properties officeooo:paragraph-rsid="00ce3615"/>
    </style:style>
    <style:style style:name="P113" style:family="paragraph" style:parent-style-name="Text_20_body">
      <style:paragraph-properties fo:margin-left="0.9846in" fo:margin-right="0in" fo:text-indent="0in" style:auto-text-indent="false"/>
      <style:text-properties officeooo:paragraph-rsid="00ff0722"/>
    </style:style>
    <style:style style:name="P114" style:family="paragraph" style:parent-style-name="Text_20_body">
      <style:paragraph-properties fo:margin-left="0.9846in" fo:margin-right="0in" fo:text-indent="0in" style:auto-text-indent="false"/>
      <style:text-properties officeooo:paragraph-rsid="0104d3ca"/>
    </style:style>
    <style:style style:name="P115"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116" style:family="paragraph" style:parent-style-name="Text_20_body">
      <style:paragraph-properties fo:margin-left="0.9846in" fo:margin-right="0in" fo:text-indent="0in" style:auto-text-indent="false"/>
      <style:text-properties officeooo:paragraph-rsid="0132a619"/>
    </style:style>
    <style:style style:name="P117" style:family="paragraph" style:parent-style-name="Text_20_body">
      <style:paragraph-properties fo:margin-left="0.9846in" fo:margin-right="0in" fo:text-indent="0in" style:auto-text-indent="false"/>
      <style:text-properties officeooo:paragraph-rsid="014395c0"/>
    </style:style>
    <style:style style:name="P118" style:family="paragraph" style:parent-style-name="indent-big">
      <style:paragraph-properties fo:text-align="start" style:justify-single-word="false"/>
      <style:text-properties fo:language="none" fo:country="none" style:language-asian="none" style:country-asian="none"/>
    </style:style>
    <style:style style:name="P119"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120"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121"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122"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123"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124"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125"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126"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127"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128"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129" style:family="paragraph" style:parent-style-name="Text_20_body">
      <style:paragraph-properties fo:margin-left="0.4925in" fo:margin-right="0in" fo:text-indent="0in" style:auto-text-indent="false"/>
      <style:text-properties officeooo:paragraph-rsid="00388490"/>
    </style:style>
    <style:style style:name="P130" style:family="paragraph" style:parent-style-name="Text_20_body">
      <style:paragraph-properties fo:margin-left="0.4925in" fo:margin-right="0in" fo:text-indent="0in" style:auto-text-indent="false"/>
      <style:text-properties officeooo:paragraph-rsid="00c4ad28"/>
    </style:style>
    <style:style style:name="P131"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132"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133"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134" style:family="paragraph" style:parent-style-name="Text_20_body">
      <style:paragraph-properties fo:margin-left="1.4772in" fo:margin-right="0in" fo:text-indent="0in" style:auto-text-indent="false"/>
    </style:style>
    <style:style style:name="P135" style:family="paragraph" style:parent-style-name="Text_20_body">
      <style:paragraph-properties fo:margin-left="1.4772in" fo:margin-right="0in" fo:text-indent="0in" style:auto-text-indent="false"/>
      <style:text-properties officeooo:paragraph-rsid="006c8658"/>
    </style:style>
    <style:style style:name="P136" style:family="paragraph" style:parent-style-name="Text_20_body">
      <style:paragraph-properties fo:margin-left="1.4772in" fo:margin-right="0in" fo:text-indent="0in" style:auto-text-indent="false"/>
      <style:text-properties officeooo:paragraph-rsid="00dfc7d6"/>
    </style:style>
    <style:style style:name="P137" style:family="paragraph" style:parent-style-name="Text_20_body">
      <style:paragraph-properties fo:margin-left="2.4618in" fo:margin-right="0in" fo:text-indent="0in" style:auto-text-indent="false"/>
    </style:style>
    <style:style style:name="P138" style:family="paragraph" style:parent-style-name="Text_20_body">
      <style:paragraph-properties fo:margin-left="2.4618in" fo:margin-right="0in" fo:text-indent="0in" style:auto-text-indent="false"/>
      <style:text-properties officeooo:paragraph-rsid="006c2c40"/>
    </style:style>
    <style:style style:name="P139" style:family="paragraph" style:parent-style-name="Text_20_body_20__28_user_29_">
      <style:paragraph-properties fo:text-align="start" style:justify-single-word="false"/>
      <style:text-properties fo:language="none" fo:country="none" style:language-asian="none" style:country-asian="none"/>
    </style:style>
    <style:style style:name="P140" style:family="paragraph" style:parent-style-name="Text_20_body">
      <style:paragraph-properties fo:margin-left="1.9693in" fo:margin-right="0in" fo:text-indent="0in" style:auto-text-indent="false"/>
    </style:style>
    <style:style style:name="P141" style:family="paragraph" style:parent-style-name="Text_20_body">
      <style:paragraph-properties fo:margin-left="3.4465in" fo:margin-right="0in" fo:text-indent="0in" style:auto-text-indent="false"/>
      <style:text-properties officeooo:paragraph-rsid="00c4ad28"/>
    </style:style>
    <style:style style:name="P142" style:family="paragraph" style:parent-style-name="Text_20_body">
      <style:text-properties officeooo:paragraph-rsid="0178ee11"/>
    </style:style>
    <style:style style:name="P143" style:family="paragraph" style:parent-style-name="Text_20_body">
      <style:text-properties officeooo:paragraph-rsid="01797ab2"/>
    </style:style>
    <style:style style:name="P144" style:family="paragraph" style:parent-style-name="Text_20_body">
      <style:text-properties officeooo:paragraph-rsid="017c430a"/>
    </style:style>
    <style:style style:name="P145" style:family="paragraph" style:parent-style-name="Heading_20_1">
      <style:text-properties fo:language="none" fo:country="none" style:language-asian="none" style:country-asian="none"/>
    </style:style>
    <style:style style:name="P14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147" style:family="paragraph" style:parent-style-name="Heading_20_6" style:master-page-name="Standard">
      <style:paragraph-properties fo:text-align="start" style:justify-single-word="false" style:page-number="auto"/>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style:text-underline-style="none" style:font-style-asian="italic" style:font-style-complex="italic"/>
    </style:style>
    <style:style style:name="T19" style:family="text">
      <style:text-properties officeooo:rsid="00105bb5"/>
    </style:style>
    <style:style style:name="T20" style:family="text">
      <style:text-properties officeooo:rsid="0010c590"/>
    </style:style>
    <style:style style:name="T21" style:family="text">
      <style:text-properties officeooo:rsid="001160b9"/>
    </style:style>
    <style:style style:name="T22" style:family="text">
      <style:text-properties officeooo:rsid="00131786"/>
    </style:style>
    <style:style style:name="T23" style:family="text">
      <style:text-properties officeooo:rsid="00132abb"/>
    </style:style>
    <style:style style:name="T24" style:family="text">
      <style:text-properties officeooo:rsid="0015451c"/>
    </style:style>
    <style:style style:name="T25" style:family="text">
      <style:text-properties officeooo:rsid="0015fe1b"/>
    </style:style>
    <style:style style:name="T26" style:family="text">
      <style:text-properties officeooo:rsid="0016ac27"/>
    </style:style>
    <style:style style:name="T27" style:family="text">
      <style:text-properties officeooo:rsid="0016d9c1"/>
    </style:style>
    <style:style style:name="T28" style:family="text">
      <style:text-properties officeooo:rsid="00177ea2"/>
    </style:style>
    <style:style style:name="T29" style:family="text">
      <style:text-properties officeooo:rsid="001a0ff3"/>
    </style:style>
    <style:style style:name="T30" style:family="text">
      <style:text-properties officeooo:rsid="001b1cea"/>
    </style:style>
    <style:style style:name="T31" style:family="text">
      <style:text-properties officeooo:rsid="001d3f43"/>
    </style:style>
    <style:style style:name="T32" style:family="text">
      <style:text-properties officeooo:rsid="001ee9d7"/>
    </style:style>
    <style:style style:name="T33" style:family="text">
      <style:text-properties officeooo:rsid="001f2dae"/>
    </style:style>
    <style:style style:name="T34" style:family="text">
      <style:text-properties officeooo:rsid="002029b4"/>
    </style:style>
    <style:style style:name="T35" style:family="text">
      <style:text-properties officeooo:rsid="0021d915"/>
    </style:style>
    <style:style style:name="T36" style:family="text">
      <style:text-properties officeooo:rsid="00235e0f"/>
    </style:style>
    <style:style style:name="T37"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38"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39" style:family="text">
      <style:text-properties officeooo:rsid="002455f2"/>
    </style:style>
    <style:style style:name="T40" style:family="text">
      <style:text-properties officeooo:rsid="00262c81"/>
    </style:style>
    <style:style style:name="T41" style:family="text">
      <style:text-properties officeooo:rsid="0027090f"/>
    </style:style>
    <style:style style:name="T42" style:family="text">
      <style:text-properties officeooo:rsid="0027336b"/>
    </style:style>
    <style:style style:name="T43" style:family="text">
      <style:text-properties officeooo:rsid="002763ad"/>
    </style:style>
    <style:style style:name="T44" style:family="text">
      <style:text-properties officeooo:rsid="0028656c"/>
    </style:style>
    <style:style style:name="T45" style:family="text">
      <style:text-properties officeooo:rsid="0029820e"/>
    </style:style>
    <style:style style:name="T46" style:family="text">
      <style:text-properties officeooo:rsid="002a234a"/>
    </style:style>
    <style:style style:name="T47" style:family="text">
      <style:text-properties officeooo:rsid="002b575d"/>
    </style:style>
    <style:style style:name="T48" style:family="text">
      <style:text-properties officeooo:rsid="002cb16c"/>
    </style:style>
    <style:style style:name="T49" style:family="text">
      <style:text-properties officeooo:rsid="0031db1b"/>
    </style:style>
    <style:style style:name="T50" style:family="text">
      <style:text-properties officeooo:rsid="00327653"/>
    </style:style>
    <style:style style:name="T51" style:family="text">
      <style:text-properties officeooo:rsid="0033af24"/>
    </style:style>
    <style:style style:name="T52" style:family="text">
      <style:text-properties officeooo:rsid="0034424c"/>
    </style:style>
    <style:style style:name="T53" style:family="text">
      <style:text-properties officeooo:rsid="00363834"/>
    </style:style>
    <style:style style:name="T54" style:family="text">
      <style:text-properties officeooo:rsid="00375486"/>
    </style:style>
    <style:style style:name="T55" style:family="text">
      <style:text-properties officeooo:rsid="00388490"/>
    </style:style>
    <style:style style:name="T56" style:family="text">
      <style:text-properties officeooo:rsid="0039575f"/>
    </style:style>
    <style:style style:name="T57" style:family="text">
      <style:text-properties officeooo:rsid="003b455e"/>
    </style:style>
    <style:style style:name="T58" style:family="text">
      <style:text-properties officeooo:rsid="003d14fa"/>
    </style:style>
    <style:style style:name="T59" style:family="text">
      <style:text-properties officeooo:rsid="003d24c7"/>
    </style:style>
    <style:style style:name="T60" style:family="text">
      <style:text-properties officeooo:rsid="003d51bc"/>
    </style:style>
    <style:style style:name="T61" style:family="text">
      <style:text-properties officeooo:rsid="003e0318"/>
    </style:style>
    <style:style style:name="T62" style:family="text">
      <style:text-properties officeooo:rsid="00422cde"/>
    </style:style>
    <style:style style:name="T63" style:family="text">
      <style:text-properties officeooo:rsid="00461c1f"/>
    </style:style>
    <style:style style:name="T64" style:family="text">
      <style:text-properties officeooo:rsid="004b4e28"/>
    </style:style>
    <style:style style:name="T65" style:family="text">
      <style:text-properties officeooo:rsid="004b75cf"/>
    </style:style>
    <style:style style:name="T66" style:family="text">
      <style:text-properties officeooo:rsid="004cee7b"/>
    </style:style>
    <style:style style:name="T67" style:family="text">
      <style:text-properties officeooo:rsid="004eae8b"/>
    </style:style>
    <style:style style:name="T68" style:family="text">
      <style:text-properties officeooo:rsid="004f539d"/>
    </style:style>
    <style:style style:name="T69" style:family="text">
      <style:text-properties officeooo:rsid="005017ba"/>
    </style:style>
    <style:style style:name="T70" style:family="text">
      <style:text-properties officeooo:rsid="0050933c"/>
    </style:style>
    <style:style style:name="T71" style:family="text">
      <style:text-properties officeooo:rsid="0051b2c8"/>
    </style:style>
    <style:style style:name="T72" style:family="text">
      <style:text-properties officeooo:rsid="0052143e"/>
    </style:style>
    <style:style style:name="T73" style:family="text">
      <style:text-properties officeooo:rsid="00562877"/>
    </style:style>
    <style:style style:name="T74" style:family="text">
      <style:text-properties officeooo:rsid="0058dead"/>
    </style:style>
    <style:style style:name="T75" style:family="text">
      <style:text-properties officeooo:rsid="005aae29"/>
    </style:style>
    <style:style style:name="T76" style:family="text">
      <style:text-properties officeooo:rsid="005bc1cc"/>
    </style:style>
    <style:style style:name="T77" style:family="text">
      <style:text-properties officeooo:rsid="005c8e1b"/>
    </style:style>
    <style:style style:name="T78" style:family="text">
      <style:text-properties officeooo:rsid="005e6eb9"/>
    </style:style>
    <style:style style:name="T79" style:family="text">
      <style:text-properties officeooo:rsid="005fc8a6"/>
    </style:style>
    <style:style style:name="T80" style:family="text">
      <style:text-properties officeooo:rsid="0060822e"/>
    </style:style>
    <style:style style:name="T81" style:family="text">
      <style:text-properties officeooo:rsid="006236be"/>
    </style:style>
    <style:style style:name="T82" style:family="text">
      <style:text-properties officeooo:rsid="00633e55"/>
    </style:style>
    <style:style style:name="T83" style:family="text">
      <style:text-properties officeooo:rsid="0064a75b"/>
    </style:style>
    <style:style style:name="T84" style:family="text">
      <style:text-properties fo:font-variant="small-caps"/>
    </style:style>
    <style:style style:name="T85" style:family="text">
      <style:text-properties fo:font-style="normal" style:font-style-asian="normal" style:font-style-complex="normal"/>
    </style:style>
    <style:style style:name="T86" style:family="text">
      <style:text-properties fo:font-style="normal" officeooo:rsid="006b82cb" style:font-style-asian="normal" style:font-style-complex="normal"/>
    </style:style>
    <style:style style:name="T87" style:family="text">
      <style:text-properties fo:font-style="normal" officeooo:rsid="014395c0" style:font-style-asian="normal" style:font-style-complex="normal"/>
    </style:style>
    <style:style style:name="T88" style:family="text">
      <style:text-properties officeooo:rsid="006b82cb"/>
    </style:style>
    <style:style style:name="T89" style:family="text">
      <style:text-properties officeooo:rsid="006c2c40"/>
    </style:style>
    <style:style style:name="T90" style:family="text">
      <style:text-properties officeooo:rsid="006c8658"/>
    </style:style>
    <style:style style:name="T91" style:family="text">
      <style:text-properties officeooo:rsid="006de052"/>
    </style:style>
    <style:style style:name="T92" style:family="text">
      <style:text-properties officeooo:rsid="006e2449"/>
    </style:style>
    <style:style style:name="T93" style:family="text">
      <style:text-properties officeooo:rsid="006edeb4"/>
    </style:style>
    <style:style style:name="T94" style:family="text">
      <style:text-properties officeooo:rsid="0070ba87"/>
    </style:style>
    <style:style style:name="T95" style:family="text">
      <style:text-properties officeooo:rsid="0072333c"/>
    </style:style>
    <style:style style:name="T96" style:family="text">
      <style:text-properties officeooo:rsid="00733e8f"/>
    </style:style>
    <style:style style:name="T97" style:family="text">
      <style:text-properties officeooo:rsid="0074d84e"/>
    </style:style>
    <style:style style:name="T98" style:family="text">
      <style:text-properties officeooo:rsid="00761e8f"/>
    </style:style>
    <style:style style:name="T99" style:family="text">
      <style:text-properties officeooo:rsid="0076508e"/>
    </style:style>
    <style:style style:name="T100" style:family="text">
      <style:text-properties officeooo:rsid="00766915"/>
    </style:style>
    <style:style style:name="T101" style:family="text">
      <style:text-properties officeooo:rsid="007864d2"/>
    </style:style>
    <style:style style:name="T102" style:family="text">
      <style:text-properties officeooo:rsid="0079dab0"/>
    </style:style>
    <style:style style:name="T103" style:family="text">
      <style:text-properties officeooo:rsid="007b7f8f"/>
    </style:style>
    <style:style style:name="T104" style:family="text">
      <style:text-properties officeooo:rsid="007d5639"/>
    </style:style>
    <style:style style:name="T105" style:family="text">
      <style:text-properties officeooo:rsid="007e01df"/>
    </style:style>
    <style:style style:name="T106" style:family="text">
      <style:text-properties officeooo:rsid="007fbcf0"/>
    </style:style>
    <style:style style:name="T107" style:family="text">
      <style:text-properties officeooo:rsid="00804d34"/>
    </style:style>
    <style:style style:name="T108" style:family="text">
      <style:text-properties officeooo:rsid="00823165"/>
    </style:style>
    <style:style style:name="T109" style:family="text">
      <style:text-properties officeooo:rsid="00835f10"/>
    </style:style>
    <style:style style:name="T110" style:family="text">
      <style:text-properties officeooo:rsid="00854601"/>
    </style:style>
    <style:style style:name="T111" style:family="text">
      <style:text-properties fo:language="ru" fo:country="RU" style:language-complex="hi" style:country-complex="IN"/>
    </style:style>
    <style:style style:name="T112" style:family="text">
      <style:text-properties fo:language="ru" fo:country="RU" officeooo:rsid="00854601" style:language-complex="hi" style:country-complex="IN"/>
    </style:style>
    <style:style style:name="T113" style:family="text">
      <style:text-properties fo:language="ru" fo:country="RU" officeooo:rsid="00866f75" style:language-complex="hi" style:country-complex="IN"/>
    </style:style>
    <style:style style:name="T114" style:family="text">
      <style:text-properties fo:language="ru" fo:country="RU" officeooo:rsid="00aef8dd" style:language-complex="hi" style:country-complex="IN"/>
    </style:style>
    <style:style style:name="T115"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16"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17" style:family="text">
      <style:text-properties officeooo:rsid="00866f75"/>
    </style:style>
    <style:style style:name="T118" style:family="text">
      <style:text-properties officeooo:rsid="00878ebd"/>
    </style:style>
    <style:style style:name="T119" style:family="text">
      <style:text-properties officeooo:rsid="00885efa"/>
    </style:style>
    <style:style style:name="T120" style:family="text">
      <style:text-properties officeooo:rsid="0089d02b"/>
    </style:style>
    <style:style style:name="T121" style:family="text">
      <style:text-properties officeooo:rsid="008bc171"/>
    </style:style>
    <style:style style:name="T122" style:family="text">
      <style:text-properties officeooo:rsid="008d4797"/>
    </style:style>
    <style:style style:name="T123" style:family="text">
      <style:text-properties officeooo:rsid="008e3cf3"/>
    </style:style>
    <style:style style:name="T124" style:family="text">
      <style:text-properties officeooo:rsid="00937454"/>
    </style:style>
    <style:style style:name="T125" style:family="text">
      <style:text-properties officeooo:rsid="009494b1"/>
    </style:style>
    <style:style style:name="T126" style:family="text">
      <style:text-properties officeooo:rsid="0094d8d9"/>
    </style:style>
    <style:style style:name="T127" style:family="text">
      <style:text-properties officeooo:rsid="009604e0"/>
    </style:style>
    <style:style style:name="T128" style:family="text">
      <style:text-properties officeooo:rsid="0099b814"/>
    </style:style>
    <style:style style:name="T129" style:family="text">
      <style:text-properties officeooo:rsid="009a5a2a"/>
    </style:style>
    <style:style style:name="T130" style:family="text">
      <style:text-properties officeooo:rsid="009baae0"/>
    </style:style>
    <style:style style:name="T131" style:family="text">
      <style:text-properties officeooo:rsid="009c4c4d"/>
    </style:style>
    <style:style style:name="T132" style:family="text">
      <style:text-properties officeooo:rsid="009d4d29"/>
    </style:style>
    <style:style style:name="T133" style:family="text">
      <style:text-properties officeooo:rsid="009e1fea"/>
    </style:style>
    <style:style style:name="T134" style:family="text">
      <style:text-properties officeooo:rsid="009e3ce2"/>
    </style:style>
    <style:style style:name="T135" style:family="text">
      <style:text-properties officeooo:rsid="009e873f"/>
    </style:style>
    <style:style style:name="T136" style:family="text">
      <style:text-properties officeooo:rsid="00a07f85"/>
    </style:style>
    <style:style style:name="T137" style:family="text">
      <style:text-properties officeooo:rsid="00a0ca12"/>
    </style:style>
    <style:style style:name="T138" style:family="text">
      <style:text-properties officeooo:rsid="00a1ace6"/>
    </style:style>
    <style:style style:name="T139" style:family="text">
      <style:text-properties officeooo:rsid="00a37572"/>
    </style:style>
    <style:style style:name="T140" style:family="text">
      <style:text-properties officeooo:rsid="00a49d98"/>
    </style:style>
    <style:style style:name="T141" style:family="text">
      <style:text-properties officeooo:rsid="00a8b305"/>
    </style:style>
    <style:style style:name="T142" style:family="text">
      <style:text-properties officeooo:rsid="00aa4ee9"/>
    </style:style>
    <style:style style:name="T143" style:family="text">
      <style:text-properties officeooo:rsid="00aaf337"/>
    </style:style>
    <style:style style:name="T144" style:family="text">
      <style:text-properties officeooo:rsid="00aef8dd"/>
    </style:style>
    <style:style style:name="T145" style:family="text">
      <style:text-properties officeooo:rsid="00b09de6"/>
    </style:style>
    <style:style style:name="T146" style:family="text">
      <style:text-properties officeooo:rsid="00b2e0fa"/>
    </style:style>
    <style:style style:name="T147" style:family="text">
      <style:text-properties officeooo:rsid="00b39899"/>
    </style:style>
    <style:style style:name="T148" style:family="text">
      <style:text-properties officeooo:rsid="00b472ed"/>
    </style:style>
    <style:style style:name="T149" style:family="text">
      <style:text-properties officeooo:rsid="00b56284"/>
    </style:style>
    <style:style style:name="T150" style:family="text">
      <style:text-properties officeooo:rsid="00b5f240"/>
    </style:style>
    <style:style style:name="T151" style:family="text">
      <style:text-properties officeooo:rsid="00bfcf9e"/>
    </style:style>
    <style:style style:name="T152" style:family="text">
      <style:text-properties officeooo:rsid="00c0a824"/>
    </style:style>
    <style:style style:name="T153" style:family="text">
      <style:text-properties officeooo:rsid="00c12e4b"/>
    </style:style>
    <style:style style:name="T154" style:family="text">
      <style:text-properties officeooo:rsid="00c2d48f"/>
    </style:style>
    <style:style style:name="T155" style:family="text">
      <style:text-properties officeooo:rsid="00c38124"/>
    </style:style>
    <style:style style:name="T156" style:family="text">
      <style:text-properties officeooo:rsid="00c4ad28"/>
    </style:style>
    <style:style style:name="T157" style:family="text">
      <style:text-properties officeooo:rsid="00c595a4"/>
    </style:style>
    <style:style style:name="T158" style:family="text">
      <style:text-properties officeooo:rsid="00c5a1c7"/>
    </style:style>
    <style:style style:name="T159" style:family="text">
      <style:text-properties officeooo:rsid="00c6a6fc"/>
    </style:style>
    <style:style style:name="T160" style:family="text">
      <style:text-properties officeooo:rsid="00c96220"/>
    </style:style>
    <style:style style:name="T161" style:family="text">
      <style:text-properties officeooo:rsid="00ca7c42"/>
    </style:style>
    <style:style style:name="T162" style:family="text">
      <style:text-properties officeooo:rsid="00cab2b0"/>
    </style:style>
    <style:style style:name="T163" style:family="text">
      <style:text-properties fo:font-weight="normal" style:font-weight-asian="normal" style:font-weight-complex="normal"/>
    </style:style>
    <style:style style:name="T164" style:family="text">
      <style:text-properties fo:font-weight="normal" officeooo:rsid="00d7d536" style:font-weight-asian="normal" style:font-weight-complex="normal"/>
    </style:style>
    <style:style style:name="T165" style:family="text">
      <style:text-properties fo:font-weight="normal" officeooo:rsid="00d9b0d8" style:font-weight-asian="normal" style:font-weight-complex="normal"/>
    </style:style>
    <style:style style:name="T166" style:family="text">
      <style:text-properties officeooo:rsid="00cca6b6"/>
    </style:style>
    <style:style style:name="T167" style:family="text">
      <style:text-properties officeooo:rsid="00ce3615"/>
    </style:style>
    <style:style style:name="T168" style:family="text">
      <style:text-properties officeooo:rsid="00d03fc5"/>
    </style:style>
    <style:style style:name="T169" style:family="text">
      <style:text-properties officeooo:rsid="00d23023"/>
    </style:style>
    <style:style style:name="T170" style:family="text">
      <style:text-properties officeooo:rsid="00d25253"/>
    </style:style>
    <style:style style:name="T171" style:family="text">
      <style:text-properties officeooo:rsid="00d30f16"/>
    </style:style>
    <style:style style:name="T172" style:family="text">
      <style:text-properties officeooo:rsid="00d31bf1"/>
    </style:style>
    <style:style style:name="T173" style:family="text">
      <style:text-properties officeooo:rsid="00d4f64c"/>
    </style:style>
    <style:style style:name="T174" style:family="text">
      <style:text-properties fo:font-weight="bold" style:font-weight-asian="bold" style:font-weight-complex="bold"/>
    </style:style>
    <style:style style:name="T175" style:family="text">
      <style:text-properties officeooo:rsid="00d70aab"/>
    </style:style>
    <style:style style:name="T176" style:family="text">
      <style:text-properties officeooo:rsid="00d7aa22"/>
    </style:style>
    <style:style style:name="T177" style:family="text">
      <style:text-properties officeooo:rsid="00d7d536"/>
    </style:style>
    <style:style style:name="T178" style:family="text">
      <style:text-properties officeooo:rsid="00d9b0d8"/>
    </style:style>
    <style:style style:name="T179" style:family="text">
      <style:text-properties officeooo:rsid="00dde28f"/>
    </style:style>
    <style:style style:name="T180" style:family="text">
      <style:text-properties officeooo:rsid="00dfc7d6"/>
    </style:style>
    <style:style style:name="T181" style:family="text">
      <style:text-properties officeooo:rsid="00e07a21"/>
    </style:style>
    <style:style style:name="T182" style:family="text">
      <style:text-properties officeooo:rsid="00e1ce3c"/>
    </style:style>
    <style:style style:name="T183" style:family="text">
      <style:text-properties officeooo:rsid="00e1ea05"/>
    </style:style>
    <style:style style:name="T184" style:family="text">
      <style:text-properties officeooo:rsid="00e3c689"/>
    </style:style>
    <style:style style:name="T185" style:family="text">
      <style:text-properties officeooo:rsid="00e4628b"/>
    </style:style>
    <style:style style:name="T186" style:family="text">
      <style:text-properties officeooo:rsid="00e4bb68"/>
    </style:style>
    <style:style style:name="T187" style:family="text">
      <style:text-properties officeooo:rsid="00e54357"/>
    </style:style>
    <style:style style:name="T188" style:family="text">
      <style:text-properties officeooo:rsid="00e78eef"/>
    </style:style>
    <style:style style:name="T189" style:family="text">
      <style:text-properties officeooo:rsid="00e84d94"/>
    </style:style>
    <style:style style:name="T190" style:family="text">
      <style:text-properties officeooo:rsid="00e9e5c5"/>
    </style:style>
    <style:style style:name="T191" style:family="text">
      <style:text-properties officeooo:rsid="00eb0ed1"/>
    </style:style>
    <style:style style:name="T192" style:family="text">
      <style:text-properties officeooo:rsid="00ebfa12"/>
    </style:style>
    <style:style style:name="T193" style:family="text">
      <style:text-properties officeooo:rsid="00ee147e"/>
    </style:style>
    <style:style style:name="T194" style:family="text">
      <style:text-properties officeooo:rsid="00eef302"/>
    </style:style>
    <style:style style:name="T195" style:family="text">
      <style:text-properties officeooo:rsid="00f03964"/>
    </style:style>
    <style:style style:name="T196" style:family="text">
      <style:text-properties officeooo:rsid="00f04056"/>
    </style:style>
    <style:style style:name="T197" style:family="text">
      <style:text-properties officeooo:rsid="00f23baa"/>
    </style:style>
    <style:style style:name="T198" style:family="text">
      <style:text-properties officeooo:rsid="00f2dab7"/>
    </style:style>
    <style:style style:name="T199" style:family="text">
      <style:text-properties officeooo:rsid="00f4635a"/>
    </style:style>
    <style:style style:name="T200" style:family="text">
      <style:text-properties officeooo:rsid="00f5e236"/>
    </style:style>
    <style:style style:name="T201" style:family="text">
      <style:text-properties officeooo:rsid="00f7aee9"/>
    </style:style>
    <style:style style:name="T202" style:family="text">
      <style:text-properties officeooo:rsid="00f92d47"/>
    </style:style>
    <style:style style:name="T203" style:family="text">
      <style:text-properties officeooo:rsid="00fbe8a5"/>
    </style:style>
    <style:style style:name="T204" style:family="text">
      <style:text-properties officeooo:rsid="00fd4ae5"/>
    </style:style>
    <style:style style:name="T205" style:family="text">
      <style:text-properties officeooo:rsid="00ff0722"/>
    </style:style>
    <style:style style:name="T206" style:family="text">
      <style:text-properties officeooo:rsid="00ffff48"/>
    </style:style>
    <style:style style:name="T207" style:family="text">
      <style:text-properties officeooo:rsid="01005844"/>
    </style:style>
    <style:style style:name="T208" style:family="text">
      <style:text-properties officeooo:rsid="0100c33a"/>
    </style:style>
    <style:style style:name="T209" style:family="text">
      <style:text-properties officeooo:rsid="01027d2b"/>
    </style:style>
    <style:style style:name="T210" style:family="text">
      <style:text-properties officeooo:rsid="01063295"/>
    </style:style>
    <style:style style:name="T211" style:family="text">
      <style:text-properties officeooo:rsid="01076227"/>
    </style:style>
    <style:style style:name="T212" style:family="text">
      <style:text-properties officeooo:rsid="0107a7aa"/>
    </style:style>
    <style:style style:name="T213" style:family="text">
      <style:text-properties officeooo:rsid="0108452d"/>
    </style:style>
    <style:style style:name="T214" style:family="text">
      <style:text-properties officeooo:rsid="01094b0c"/>
    </style:style>
    <style:style style:name="T215" style:family="text">
      <style:text-properties officeooo:rsid="010b7f65"/>
    </style:style>
    <style:style style:name="T216" style:family="text">
      <style:text-properties officeooo:rsid="01135272"/>
    </style:style>
    <style:style style:name="T217" style:family="text">
      <style:text-properties officeooo:rsid="011435f7"/>
    </style:style>
    <style:style style:name="T218" style:family="text">
      <style:text-properties officeooo:rsid="011500f1"/>
    </style:style>
    <style:style style:name="T219" style:family="text">
      <style:text-properties officeooo:rsid="01166568"/>
    </style:style>
    <style:style style:name="T220" style:family="text">
      <style:text-properties officeooo:rsid="01168cae"/>
    </style:style>
    <style:style style:name="T221" style:family="text">
      <style:text-properties officeooo:rsid="0120bef9"/>
    </style:style>
    <style:style style:name="T222" style:family="text">
      <style:text-properties officeooo:rsid="01287784"/>
    </style:style>
    <style:style style:name="T223" style:family="text">
      <style:text-properties officeooo:rsid="012a4a15"/>
    </style:style>
    <style:style style:name="T224" style:family="text">
      <style:text-properties officeooo:rsid="012bbd8e"/>
    </style:style>
    <style:style style:name="T225" style:family="text">
      <style:text-properties officeooo:rsid="012d6a00"/>
    </style:style>
    <style:style style:name="T226" style:family="text">
      <style:text-properties officeooo:rsid="012f5252"/>
    </style:style>
    <style:style style:name="T227" style:family="text">
      <style:text-properties officeooo:rsid="01363ebc"/>
    </style:style>
    <style:style style:name="T228" style:family="text">
      <style:text-properties officeooo:rsid="01365ea0"/>
    </style:style>
    <style:style style:name="T229" style:family="text">
      <style:text-properties officeooo:rsid="013779fb"/>
    </style:style>
    <style:style style:name="T230" style:family="text">
      <style:text-properties officeooo:rsid="0137f14c"/>
    </style:style>
    <style:style style:name="T231" style:family="text">
      <style:text-properties officeooo:rsid="0138cccd"/>
    </style:style>
    <style:style style:name="T232" style:family="text">
      <style:text-properties officeooo:rsid="0138d5e3"/>
    </style:style>
    <style:style style:name="T233" style:family="text">
      <style:text-properties officeooo:rsid="01396c70"/>
    </style:style>
    <style:style style:name="T234" style:family="text">
      <style:text-properties officeooo:rsid="0139e95a"/>
    </style:style>
    <style:style style:name="T235" style:family="text">
      <style:text-properties officeooo:rsid="0139f028"/>
    </style:style>
    <style:style style:name="T236" style:family="text">
      <style:text-properties officeooo:rsid="013ac95f"/>
    </style:style>
    <style:style style:name="T237" style:family="text">
      <style:text-properties officeooo:rsid="013c37f2"/>
    </style:style>
    <style:style style:name="T238" style:family="text">
      <style:text-properties officeooo:rsid="013d0ec1"/>
    </style:style>
    <style:style style:name="T239" style:family="text">
      <style:text-properties officeooo:rsid="013ee1b3"/>
    </style:style>
    <style:style style:name="T240" style:family="text">
      <style:text-properties officeooo:rsid="013f5edb"/>
    </style:style>
    <style:style style:name="T241" style:family="text">
      <style:text-properties officeooo:rsid="01415628"/>
    </style:style>
    <style:style style:name="T242" style:family="text">
      <style:text-properties officeooo:rsid="01435163"/>
    </style:style>
    <style:style style:name="T243" style:family="text">
      <style:text-properties officeooo:rsid="014395c0"/>
    </style:style>
    <style:style style:name="T244" style:family="text">
      <style:text-properties officeooo:rsid="0143dea5"/>
    </style:style>
    <style:style style:name="T245" style:family="text">
      <style:text-properties officeooo:rsid="0146d7a3"/>
    </style:style>
    <style:style style:name="T246" style:family="text">
      <style:text-properties officeooo:rsid="0149f91c"/>
    </style:style>
    <style:style style:name="T247" style:family="text">
      <style:text-properties officeooo:rsid="014a159e"/>
    </style:style>
    <style:style style:name="T248" style:family="text">
      <style:text-properties officeooo:rsid="014c06bd"/>
    </style:style>
    <style:style style:name="T249" style:family="text">
      <style:text-properties officeooo:rsid="014d9d43"/>
    </style:style>
    <style:style style:name="T250" style:family="text">
      <style:text-properties officeooo:rsid="014f5a46"/>
    </style:style>
    <style:style style:name="T251" style:family="text">
      <style:text-properties officeooo:rsid="014f8f50"/>
    </style:style>
    <style:style style:name="T252" style:family="text">
      <style:text-properties officeooo:rsid="01501f6a"/>
    </style:style>
    <style:style style:name="T253" style:family="text">
      <style:text-properties officeooo:rsid="015100b4"/>
    </style:style>
    <style:style style:name="T254" style:family="text">
      <style:text-properties officeooo:rsid="015155d9"/>
    </style:style>
    <style:style style:name="T255" style:family="text">
      <style:text-properties officeooo:rsid="0151b53c"/>
    </style:style>
    <style:style style:name="T256" style:family="text">
      <style:text-properties officeooo:rsid="0151ed51"/>
    </style:style>
    <style:style style:name="T257" style:family="text">
      <style:text-properties officeooo:rsid="01525f43"/>
    </style:style>
    <style:style style:name="T258" style:family="text">
      <style:text-properties officeooo:rsid="01527df1"/>
    </style:style>
    <style:style style:name="T259" style:family="text">
      <style:text-properties officeooo:rsid="0154182a"/>
    </style:style>
    <style:style style:name="T260" style:family="text">
      <style:text-properties officeooo:rsid="015463b2"/>
    </style:style>
    <style:style style:name="T261" style:family="text">
      <style:text-properties officeooo:rsid="01549ed5"/>
    </style:style>
    <style:style style:name="T262" style:family="text">
      <style:text-properties officeooo:rsid="015641fb"/>
    </style:style>
    <style:style style:name="T263" style:family="text">
      <style:text-properties officeooo:rsid="0156f873"/>
    </style:style>
    <style:style style:name="T264" style:family="text">
      <style:text-properties officeooo:rsid="01577a47"/>
    </style:style>
    <style:style style:name="T265" style:family="text">
      <style:text-properties officeooo:rsid="01589e1d"/>
    </style:style>
    <style:style style:name="T266" style:family="text">
      <style:text-properties officeooo:rsid="015d3688"/>
    </style:style>
    <style:style style:name="T267" style:family="text">
      <style:text-properties officeooo:rsid="015edee9"/>
    </style:style>
    <style:style style:name="T268" style:family="text">
      <style:text-properties officeooo:rsid="015ee7fe"/>
    </style:style>
    <style:style style:name="T269" style:family="text">
      <style:text-properties officeooo:rsid="0160b910"/>
    </style:style>
    <style:style style:name="T270" style:family="text">
      <style:text-properties officeooo:rsid="01629334"/>
    </style:style>
    <style:style style:name="T271" style:family="text">
      <style:text-properties officeooo:rsid="0163a991"/>
    </style:style>
    <style:style style:name="T272" style:family="text">
      <style:text-properties officeooo:rsid="01647f33"/>
    </style:style>
    <style:style style:name="T273" style:family="text">
      <style:text-properties officeooo:rsid="0164f6d8"/>
    </style:style>
    <style:style style:name="T274" style:family="text">
      <style:text-properties officeooo:rsid="01668274"/>
    </style:style>
    <style:style style:name="T275" style:family="text">
      <style:text-properties officeooo:rsid="01677ecb"/>
    </style:style>
    <style:style style:name="T276" style:family="text">
      <style:text-properties officeooo:rsid="01688552"/>
    </style:style>
    <style:style style:name="T277" style:family="text">
      <style:text-properties officeooo:rsid="0168addb"/>
    </style:style>
    <style:style style:name="T278" style:family="text">
      <style:text-properties officeooo:rsid="016964a8"/>
    </style:style>
    <style:style style:name="T279" style:family="text">
      <style:text-properties officeooo:rsid="016daab9"/>
    </style:style>
    <style:style style:name="T280" style:family="text">
      <style:text-properties officeooo:rsid="016f5c01"/>
    </style:style>
    <style:style style:name="T281" style:family="text">
      <style:text-properties officeooo:rsid="016ff846"/>
    </style:style>
    <style:style style:name="T282" style:family="text">
      <style:text-properties officeooo:rsid="017015b2"/>
    </style:style>
    <style:style style:name="T283" style:family="text">
      <style:text-properties officeooo:rsid="0171a9d9"/>
    </style:style>
    <style:style style:name="T284" style:family="text">
      <style:text-properties officeooo:rsid="0172432e"/>
    </style:style>
    <style:style style:name="T285" style:family="text">
      <style:text-properties officeooo:rsid="017312b3"/>
    </style:style>
    <style:style style:name="T286" style:family="text">
      <style:text-properties officeooo:rsid="0178ee11"/>
    </style:style>
    <style:style style:name="T287" style:family="text">
      <style:text-properties officeooo:rsid="01797ab2"/>
    </style:style>
    <style:style style:name="T288" style:family="text">
      <style:text-properties officeooo:rsid="017b3f07"/>
    </style:style>
    <style:style style:name="T289" style:family="text">
      <style:text-properties officeooo:rsid="017c430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7" text:outline-level="6">предисловие переводчика</text:h>
      <text:p text:style-name="Text_20_body">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Text_20_body">B 1975 «Круглая <text:span text:style-name="T135">Р</text:span>адуга» Томаса Пинчена не удостоилась высшей литературной награды США, Пулицеровской премии. Премиальный комитет вынес решение, что книгу читать невозможно... И я их очень понимаю: после некоторых страниц, мне приходилось откладывать её на пару дней, а то и на неделю, пока уляжется тошнота отвращения и позывы блюнуть. А иногда чувство самосохранения буквально заставляло отложить, чтобы не задохнуться от хохота.... То вдруг, среди мультяшных потасовок, врезаешься в колонну невыразимо глубокой горечи, что плющит тебя напрочь, сердце идёт вразнос и давишься ужасом от неизбежности быть частью всего этого, частью людей, и замираешь, стиснутым, лишённым слов, лишённым слёз растраченных давным-давно, а зря, они бы помогли сейчас... может быть.... </text:p>
      <text:p text:style-name="Text_20_body">Немалое число среди читающих американцев и поныне не перестают задаваться вопросом: "что она вообще такое <text:span text:style-name="Emphasis">Круглая Радуга </text:span>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 text:style-name="Emphasis">Радуги</text:span>? </text:p>
      <text:p text:style-name="Text_20_body">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 незнакомый зверь, когда он с биркой, то малос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text:soft-page-break/>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139"/>
      <text:h text:style-name="P145" text:outline-level="1"/>
      <text:h text:style-name="P145" text:outline-level="1">Круглая Радуга</text:h>
      <text:p text:style-name="P1">Посвящается Ричарду Фаринья</text:p>
      <text:h text:style-name="P71" text:outline-level="3">1</text:h>
      <text:h text:style-name="P71" text:outline-level="3">За пределами Нуля</text:h>
      <text:h text:style-name="P70"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width="6.9252in" svg:height="0.3661in" draw:z-index="1"><draw:image xlink:href="Pictures/1000000000000B720000009B428C9716555D8079.png" xlink:type="simple" xlink:show="embed" xlink:actuate="onLoad" loext:mime-type="image/png"/></draw:frame></text:p>
      <text:p text:style-name="Text_20_body"><text:s/></text:p>
      <text:p text:style-name="Text_20_body">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уже просто театр. Освещение в вагонах отключено. Нигде вообще нет света. Над ним опорные бал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text:soft-page-break/>спектакль, <text:span text:style-name="T19">закачаешься</text:span>: хрустальный дворец вдр<text:span text:style-name="T19">ызг</text:span>. Однако, в полной темноте, без проблеска света, <text:span text:style-name="T20">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19">н</text:span>ых среди прочей всячины, которую <text:span text:style-name="T21">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21">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22">трухлый</text:span> бетон, <text:span text:style-name="T22">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23">давно</text:span> минувших дней, запахи керосинных зим, воскресных дней без уличного движения, кораллоподобно <text:span text:style-name="T24">необъяснимого</text:span> живого роста, начали вписыват<text:span text:style-name="T24">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24">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25">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26">опорах</text:span> в тёмно-зелёной краске, свисают <text:span text:style-name="T27">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28">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штукатуркой, где вымерли все крысы <text:span text:style-name="T29">до единой </text:span>и только <text:span text:style-name="T30">лишь </text:span>призраки их, <text:span text:style-name="T30">недвижимые подобно</text:span> рисунк<text:span text:style-name="T30">ам</text:span> в пещере, застыли <text:span text:style-name="T30">по</text:span> стена<text:span text:style-name="T30">м</text:span> упрямым свечением… беженцев забирают партиями, на лифте—дощатая п<text:span text:style-name="T30">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31">из </text:span>этаже<text:span text:style-name="T31">й</text:span> беженцы продвигаются и <text:span text:style-name="T31">пере</text:span>ходят на коричневый пол… тут тысячи этих тихих комнат без света…. </text:p>
      <text:p text:style-name="P3"><text:soft-page-break/>Некоторые отстранённо ждут, кто-то уже делит своё невидимое помещение с другими. Не видно не зги, да, хотя <text:span text:style-name="T31">чего уж</text:span> перебирать <text:span text:style-name="T31">меблировкой</text:span>, раз <text:span text:style-name="T31">докатились</text:span> до такого? Под ногами хрустит древнейшая грязь города, последние напластования всего, что город <text:span text:style-name="T31">отжал</text:span>, чем <text:span text:style-name="T31">пуг</text:span>ал, лгал своим детям. Кому не сл<text:span text:style-name="T32">ышался этот</text:span> голос, <text:span text:style-name="T32">задушевный такой</text:span>, типа, <text:span text:style-name="T32">только между нами</text:span>: «<text:span text:style-name="T32">Да</text:span> ты <text:span text:style-name="T32">ж </text:span>и <text:span text:style-name="T32">сам </text:span>не вери<text:span text:style-name="T33">л</text:span>, <text:span text:style-name="T32">что</text:span> спасёшься. <text:span text:style-name="T34">Чего там</text:span>, теперь-<text:span text:style-name="T33">то все</text:span> мы уж<text:span text:style-name="T33">е</text:span> знаем <text:span text:style-name="T33">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34">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37">а́</text:span>м: начинает различаться сб<text:span text:style-name="T35">род</text:span> <text:span text:style-name="T35">перепившихся</text:span> <text:span text:style-name="T36">гуляк</text:span>, и в форме, и без, в обнимку с пустыми или полупустыми бутылками, <text:span text:style-name="T36">тут</text:span> развесился на стуле, <text:span text:style-name="T36">там</text:span> свернулся калачиком в нетопленном камине, вон те раскинулись на диванах, <text:span text:style-name="T36">поверх затоптанных</text:span> ковр<text:span text:style-name="T36">ов</text:span>, в шезлонгах на разных уровнях громадного зала, храпя<text:span text:style-name="T36">т</text:span> и сопя<text:span text:style-name="T36">т</text:span> на все лады <text:span text:style-name="T36">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36">тянувшиеся</text:span> вокруг горизонталы, товарищи по оружию, поразрумянились, <text:span text:style-name="T36">будто</text:span> компашка голландских мужиков, которым снится их воскрешение в следующие пару минут. </text:p>
      <text:p text:style-name="Text_20_body">По званию он Капитан, имя <text:span text:style-name="T39">Джеффри</text:span> («Пират») Прентис. Поверх него тёплое одеяло шотландской расцветки из оранжевого, ржавого, алого. У его черепа такое ощущение, словно <text:span text:style-name="T39">его</text:span> отли<text:span text:style-name="T39">ли</text:span> из металла. </text:p>
      <text:p text:style-name="Text_20_body">Прямиком над ним, на высоте четырёх метров, Тэди Блот вот-вот свалится с балкончика музыкантов, <text:span text:style-name="T39">из</text:span>брав для падения дыру, которую кто-то в грандиозном бзике прошиб несколько недель назад в эбонитовых до<text:span text:style-name="T39">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39">аккомпанемент</text:span> зазвякавших пружин сетки. Одна из ножек отлетает прочь. «Доброе утро»,– <text:span text:style-name="T39">за</text:span>мечает Пират. Блот кратко улыбается и засыпает снова, уютно укутавшись в одеяло Пирата. </text:p>
      <text:p text:style-name="Text_20_body">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39">помимо этого</text:span> шло <text:span text:style-name="T40">также</text:span> удобрение от троицы призовых Вессекских свиноматок <text:soft-page-break/>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41">с</text:span> к тому добавки из недопереваренной пищи <text:span text:style-name="T41">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41">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41">желают </text:span>хоть одним глазком <text:span text:style-name="T41">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41">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text:soft-page-break/>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42">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118"><draw:frame draw:style-name="fr1" draw:name="Image2" text:anchor-type="paragraph" svg:width="6.9252in" svg:height="0.3661in" draw:z-index="0"><draw:image xlink:href="Pictures/1000000000000B720000009B428C9716555D8079.png" xlink:type="simple" xlink:show="embed" xlink:actuate="onLoad" loext:mime-type="image/png"/></draw:frame></text:p>
      <text:p text:style-name="P72"/>
      <text:p text:style-name="P73">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text:soft-page-break/>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43">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43">Вы</text:span>жидая секунд<text:span text:style-name="T44">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100">А ну, оторви-ка свою жопу от пола,</text:p>
      <text:p text:style-name="P100">(пожуй банан-чик) </text:p>
      <text:p text:style-name="P100">Зубы почисть и вперёд, на войну! </text:p>
      <text:p text:style-name="P100">Махни на прощанье <text:span text:style-name="T45">своей </text:span>спящей стране, </text:p>
      <text:p text:style-name="P100"><text:soft-page-break/>И мечтам пошли поцелуй, </text:p>
      <text:p text:style-name="P100">Скажи Мисс Гребл, </text:p>
      <text:p text:style-name="P100">У тебя не стои́т, </text:p>
      <text:p text:style-name="P100">И не встанет до самой Победы, о, </text:p>
      <text:p text:style-name="P100">Но в мирное время всё будет торчком, </text:p>
      <text:p text:style-name="P100">(пожуй банан-чик) </text:p>
      <text:p text:style-name="P100">Вино шипучее, девульки жгучие— </text:p>
      <text:p text:style-name="P100">Осталось лишь пару немчур победить,</text:p>
      <text:p text:style-name="P100">Так улыбнись пошире, улыбкой лучшей в мире, </text:p>
      <text:p text:style-name="P100">Не заставляй нас повторять— </text:p>
      <text:p text:style-name="P100">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45">а</text:span>бичем, поперёк которо<text:span text:style-name="T45">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text:soft-page-break/>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45">по</text:span> все<text:span text:style-name="T45">м</text:span> комнат<text:span text:style-name="T45">ам</text:span> ширится, <text:s/>сменяя застойный дым ночи, <text:span text:style-name="T46">вперемешку с </text:span>алкогол<text:span text:style-name="T46">ем</text:span> и п<text:span text:style-name="T37">о́</text:span>т<text:span text:style-name="T46">ом</text:span>, хрупкий, райск<text:span text:style-name="T47">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47">но вот </text:span>так, без экивоков, Смерть посылают на хуй—живая генетическая цепочка оказывается достаточно лабиринтной, чтоб сохран<text:span text:style-name="T49">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47">посреди</text:span> войн<text:span text:style-name="T47">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47">окружает</text:span> побереж<text:span text:style-name="T47">ья</text:span> громадного трапезного стола, остров южных морей за пару тропиков от промозглых средневековых фантазий Коридона Роспа, <text:span text:style-name="T47">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47">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47">с</text:span>аны, банановые пельмени, банановый джем, банановый хлеб и бананы обожжённые на пламени коньяка многолетней выдержки, который Пират при<text:span text:style-name="T47">хватил</text:span> с собой в прошлом году из винного погреба в <text:span text:style-name="T47">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50">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text:soft-page-break/>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51">возвращаясь</text:span> в трапезную к остальным, что наслаждаются своим банановым изобилием, густое насыщенье их изголодалых нёб <text:span text:style-name="T48">потерялось </text:span>где-то по ходу утра протяну<text:span text:style-name="T48">того</text:span> между ним и ими. <text:span text:style-name="T48">Разобщены н</text:span>а сотню миль, и <text:span text:style-name="T48"><text:s/></text:span>так <text:span text:style-name="T48">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48">и впрямь</text:span> начали собираться. Команда американских сапёров высыпали на дорогу, <text:span text:style-name="T48">топают</text:span> расчищать какие-то руины неподалёку, <text:s/>и поют: </text:p>
      <text:p text:style-name="P101">Ух…</text:p>
      <text:p text:style-name="P101">Холодней, чем титьки ведьмы! </text:p>
      <text:p text:style-name="P101">Холодней ведра</text:p>
      <text:p text:style-name="P101">пингвиньего дерьма! </text:p>
      <text:p text:style-name="P101">Холодней, чем шерсть</text:p>
      <text:p text:style-name="P101">на заднице полярного медведя! </text:p>
      <text:p text:style-name="P101">И даже, чем иней на </text:p>
      <text:p text:style-name="P101">фужере шампанского вина! </text:p>
      <text:p text:style-name="P119"/>
      <text:p text:style-name="P74">Нет, они <text:span text:style-name="T52">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53">хотели</text:span>… Трансильванские мадьяры, умеют порчу насылать… шепчут <text:span text:style-name="T54">среди</text:span> ноч<text:span text:style-name="T54">и</text:span>… Ну, <text:span text:style-name="T54">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54">новение</text:span> в фантазии посторонних: способность даже, брать на себя бремя управления ими, в данном случае <text:span text:style-name="T54">это всё</text:span> нафантазил румынский эмигрант-роялист, который может пригодиться в недалёком будущем. Этот его дар Фирма <text:span text:style-name="T54">считает</text:span> крайне полезным: в наше время не тронутые умственно лидеры и прочие исторические фигуры <text:span text:style-name="T54">нужны как воздух</text:span>. <text:span text:style-name="T54">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54">схронов</text:span>, под ветерком овевающ<text:span text:style-name="T54">и</text:span>м их бунгало, пить за них что им вредно, <text:span text:style-name="T55">удерживать их на курсе</text:span> ко входу их присутственных мест, не допускать, чтоб их невинность пострадала больше, чем она и без того уже натерпелась… <text:span text:style-name="T55">возбуждаться</text:span> вместо них до эрекции <text:span text:style-name="T55">от </text:span>непрошенны<text:span text:style-name="T55">х</text:span> мысл<text:span text:style-name="T55">ей</text:span>, которые по мнению докторов не совсем того… страшится всего, что не должно <text:span text:style-name="T55">в</text:span>ызывать в них страха… тут будет уместным <text:soft-page-break/>вспомнить слова П.М.С. Блакета: «Н<text:span text:style-name="T55">а войне н</text:span>ельзя руковод<text:span text:style-name="T55">ствоваться</text:span> порывами эмоций». <text:span text:style-name="T55">Вот и</text:span> мурлы<text:span text:style-name="T55">чь</text:span> себе тот тупой мотивчик, которому тебя обучали, <text:span text:style-name="T61">да</text:span> постарайся хуйни не напороть: </text:p>
      <text:p text:style-name="P102">Да—я—тот </text:p>
      <text:p text:style-name="P102">Самый, кто бредёт </text:p>
      <text:p text:style-name="P102">сквозь их фан-тази-и! </text:p>
      <text:p text:style-name="P102">Переживаю вместо них— </text:p>
      <text:p text:style-name="P102">Даже когда на девушку я вла-зи-ю— </text:p>
      <text:p text:style-name="P102">Приходится мне думать за других, </text:p>
      <text:p text:style-name="P102">Я знаю наперёд кому придёт черёд… </text:p>
      <text:p text:style-name="P102"/>
      <text:p text:style-name="P129">[И тут вступают тубы, баритоны и тромбоны в единой октаве] </text:p>
      <text:p text:style-name="P102"/>
      <text:p text:style-name="P102">И мне по барабану, что опааааасно это, </text:p>
      <text:p text:style-name="P102">Опасность – крыша, с которой я упал давным-давно— </text:p>
      <text:p text:style-name="P104">А когда придёт мне каюк, ты не <text:span text:style-name="T72">слишком </text:span>печалься, друг, </text:p>
      <text:p text:style-name="P102"><text:span text:style-name="T72">Вы</text:span>ссы на мой надгробный камень, </text:p>
      <text:p text:style-name="P102">Пив<text:span text:style-name="T72">о</text:span>, что задолжал <text:span text:style-name="T72">ты </text:span>мне, </text:p>
      <text:p text:style-name="P102">И—вперёд! </text:p>
      <text:p text:style-name="P7"/>
      <text:p text:style-name="Text_20_body"><text:span text:style-name="T55">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56">в настолько</text:span> непредсказуемые масштаб<text:span text:style-name="T56">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56">из</text:span>лишнюю хромосому Симптома Дауна, точно по темечку. С какого-то момента он <text:span text:style-name="T56">понимал </text:span>уже, что некоторые эпизоды в его снах принадлежат не ему. Не потому что об этом, уже наяву, свидетельствовал дотошный анализ <text:span text:style-name="T56">у</text:span>виденного, нет, 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text:soft-page-break/>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56">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56">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62">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56">состоялся</text:span> первый эпизод вне условий какого-либо сна—это случилось в <text:span text:style-name="T56">ходе </text:span>его Киплинговск<text:span text:style-name="T56">ого</text:span> период<text:span text:style-name="T56">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56">лучше</text:span>, <text:span text:style-name="T56">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65">потащится</text:span> к столам <text:span text:style-name="T65">взвода суданских арабов</text:span> с широкой улыбкой и обратится к их сержанту на ты и по имени, <text:span text:style-name="T59">по братски</text:span>. Так что, конечно, Пират сделал ошибку, когда признал <text:span text:style-name="T56">свою</text:span> причастность к этой фантазии Лофа, о которой очень даже скоро узнали и верхние эшелоны. Заносится в досье, а в результате Фирма, в Их неустанном поиске <text:span text:style-name="T59">способных устраивать дела</text:span>, вызывает его в район <text:span text:style-name="T66">У</text:span>айтхолла понаблюдать его трансы поверх столешниц под синей бязью и жутких бумажных игрищ, как его <text:soft-page-break/>глаза закатываются задом наперёд в его голове <text:span text:style-name="T57">для прочтения</text:span> <text:span text:style-name="T57">давних</text:span>, глипто-древни<text:span text:style-name="T57">х </text:span>письм<text:span text:style-name="T57">ён</text:span> в <text:span text:style-name="T57">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59">направился</text:span> к этой <text:span text:style-name="T59">непонятности</text:span>. <text:span text:style-name="T59">Та</text:span> <text:span text:style-name="T59">за</text:span>скользи<text:span text:style-name="T59">ла</text:span> ему навстречу по камням мостовой медленно, как слизняк, оставляя в улице позади себя след с непонятно слизистым отблеском, исходивши<text:span text:style-name="T59">м</text:span> никак не от тумана. В разделя<text:span text:style-name="T59">ющ</text:span>ем их пространстве <text:span text:style-name="T59">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57">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57">а</text:span>лись судьбы всей Европы: </text:p>
      <text:p text:style-name="Text_20_body"/>
      <text:p text:style-name="P103">Никто не-знает-где на-карте,</text:p>
      <text:p text:style-name="P103">Кто-б-мог подумать всё пойдёт-с-того? </text:p>
      <text:p text:style-name="P103">Но всякий серб иль монте-негро-ец </text:p>
      <text:p text:style-name="P103">Только и ждут, что грянет наконец— </text:p>
      <text:p text:style-name="P103">О, милая, пакуй мой саквояж, </text:p>
      <text:p text:style-name="P103">И прикури сигару мне потолще, </text:p>
      <text:p text:style-name="P103">Пиши мне до востр-ебо-вания: </text:p>
      <text:p text:style-name="P103">Вос-точный Экс-пресс, </text:p>
      <text:p text:style-name="P103">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63">й</text:span>ся своих владелиц, висит у трактирных фонарей Ист-Енда, покуда Аденоид не прекращает бесчинств, но не заглатывает в жертву кого п<text:span text:style-name="T37">о́</text:span>падя, нет, у злобного Аденоида имеется общий план, в соответствии <text:soft-page-break/>с которым ведётся отбор определённых особ—<text:span text:style-name="T59">с учётом</text:span> предстоящи<text:span text:style-name="T59">х</text:span> выбор<text:span text:style-name="T59">ов</text:span>, ширящ<text:span text:style-name="T59">его</text:span>ся невысказанн<text:span text:style-name="T59">ого</text:span> недовольств<text:span text:style-name="T59">а</text:span> в Англии, вверга<text:span text:style-name="T59">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57">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60">ов</text:span> на их маршруте перехватывают твёрдо-пупырчаты<text:span text:style-name="T60">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58">н</text:span>улся. Хотя ему и удалось разработать ломаный диалект, на котором они с Аденоидом могли общаться, его <text:span text:style-name="T58">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text:soft-page-break/>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58">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60">ужасаясь</text:span> его грандиозностью—но только не <text:s/>второй мировой, разумеется. Впрочем, Пирату <text:span text:style-name="T58">в тот период</text:span> Фирма позволяла лишь крошечно гомеопатические дозы мира, чтобы он не пошёл вразнос, но, <text:span text:style-name="T60">вместе с тем,</text:span> <text:span text:style-name="T60">чтобы</text:span> <text:span text:style-name="T64">и </text:span>не отравился <text:s/>ими. </text:p>
      <text:p text:style-name="P119"><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72">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71">х</text:span> очк<text:span text:style-name="T71">ов</text:span> по рецепту, в золотой оправе <text:span text:style-name="T71">и</text:span> стиле генерала МакАртура, пар<text:span text:style-name="T71">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71">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71">излишне</text:span> любопытных), Блоту не до этого всего: он слишком поглощён подготовкой возможных оправданий, если его застукают, хот<text:span text:style-name="T67">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видят, он тут примелькался, ну-этот-как-его, они <text:span text:style-name="T67">тут</text:span>, вроде, <text:span text:style-name="T67">с</text:span> Ок<text:span text:style-name="T67">с</text:span>форд<text:span text:style-name="T67">ской</text:span>, лейтенант что работает в конце коридора в ТОТСССГ…. </text:p>
      <text:p text:style-name="Text_20_body"><text:soft-page-break/>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67">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67">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67">взглянуть</text:span> в глаза друг другу, пока не скрипнешь стулом на 90°. Стол Тантиви аккуратен, у Слотропа же жуткая свалка, <text:span text:style-name="T67">в которой</text:span> и чёрт ногу сломит. Он не расчищался до столешницы с 1942. Навал слежался слоями <text:span text:style-name="T68">скреплёнными</text:span> вкраплени<text:span text:style-name="T68">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68">ой</text:span>, лепёшками высохших пятен чая или кофе, следами сахара и Домашнего Молока, <text:span text:style-name="T68">сюда же примешаны </text:span>пригоршн<text:span text:style-name="T68">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68">растолчённые </text:span>в пыль. Затем <text:span text:style-name="T68">идёт</text:span> россыпь скрепок, кремней <text:span text:style-name="T68">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68">жутко-</text:span>трудно-<text:span text:style-name="T68">где-</text:span>на<text:span text:style-name="T68">йти</text:span> гелиотропный и горчичный, Скользкий Вяз Таблетки Т<text:span text:style-name="T73">э</text:span>я от Горла, присланные мамой Слотропа, Налиной, аж из <text:span text:style-name="T71">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69">ю</text:span>б<text:span text:style-name="T69">э</text:span> нашёл розу в Ирландии» («У него <text:span text:style-name="T69">попадаются</text:span> неплохие аранжировки»,– уверяет Тантиви,–«<text:span text:style-name="T69">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69">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69">в </text:span>обшивк<text:span text:style-name="T69">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69">м</text:span> цвето<text:span text:style-name="T69">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МИДом—и обычно, если не утащили или не выброшен, номер <text:span text:style-name="T1">Новостей Мира</text:span> тоже где-нибудь воткнут—Слотроп заядлый читатель. </text:p>
      <text:p text:style-name="Text_20_body"><text:soft-page-break/>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69">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69">ая</text:span>, и Катариной, золот<text:span text:style-name="T69">ая</text:span>, <text:span text:style-name="T69">а</text:span> взгляд переходит на Алису, Делорес, Ширли, парочка Сэлли—тут в основном красн<text:span text:style-name="T69">ые</text:span> и сини<text:span text:style-name="T69">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70">м</text:span> смерти <text:span text:style-name="T70">ему</text:span> явно <text:span text:style-name="T70">хватает</text:span> врем<text:span text:style-name="T70">ени</text:span>, чтоб и за девушками успе<text:span text:style-name="T70">ва</text:span>ть. Если <text:span text:style-name="T70">имеется</text:span> какая-то причина клеить эти бумажные звезды кажд<text:span text:style-name="T70">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70">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119"><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120"/>
      <text:p text:style-name="P133"><text:soft-page-break/>Ветер изменился, дует с юго-запада, и барометр падает. Немногим за полдень, а уже стемнело <text:span text:style-name="T74">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75">ещё </text:span>до приезда Слотропа, самая усиленная охрана из всех, что он вообще <text:span text:style-name="T75">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75">ы</text:span>—американскому лейтенанту и <text:span text:style-name="T75">посмотреть</text:span> нельзя, нет, не сегодня. ТОТСССГ, конечно, бедный родственник для разведки Союзных Сил. Но хоть на этот раз Слотроп не один <text:span text:style-name="T75">такой</text:span>, он с холодным удовлетворением пронаблюдал как его ровню из ТехИнформа, а вскоре и шефа <text:span text:style-name="T75">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75">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75">по справочнику</text:span>. <text:span text:style-name="T75">За этим</text:span> что-то больше<text:span text:style-name="T75">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76">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76">из-</text:span>за соседн<text:span text:style-name="T76">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76">подставили</text:span>. Боже, нельзя же, чтоб <text:span text:style-name="T76">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82">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76">ляется</text:span> за высокими холодными окнами М<text:span text:style-name="T76">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76">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76">в подобных</text:span> океан<text:span text:style-name="T76">ах</text:span>, Тантиви всегда рядом, красне<text:span text:style-name="T76">ет </text:span>и улыба<text:span text:style-name="T76">ется</text:span>, а Слотроп изумл<text:span text:style-name="T76">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76">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76">плакатиками</text:span> <text:span text:style-name="T84">запрещается</text:span> или <text:span text:style-name="T84">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77">недавно</text:span>, ну, это вообще <text:span text:style-name="T78">ни в какие ворота</text:span>, жуткий заговор какой-то, когда Слотроп зашёл, как и условились, встретиться с одной, но увидел двух, рядышком, и ракурс <text:span text:style-name="T78">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78">а</text:span> в луче, тут-то и накатила паранойя, лица их <text:span text:style-name="T1">обеих</text:span> двух начали к нему <text:span text:style-name="T78">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78">ничего подобного</text:span>! Никто <text:span text:style-name="T78">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78">шись</text:span> платк<text:span text:style-name="T78">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78">малость перебор</text:span>, возможно, но… «Мне ведомо, есть в миру любовь <text:span text:style-name="T78">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79">з</text:span>а охо<text:span text:style-name="T79">чими</text:span> двуствол<text:span text:style-name="T79">ками</text:span>, <text:span text:style-name="T79">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79">под</text:span>водить его <text:span text:style-name="T79">к</text:span> тем<text:span text:style-name="T79">е</text:span> дипломатическим<text:span text:style-name="T79">и уловками</text:span>, даже теперь. На первых порах Слотроп, с чудаковатым <text:span text:style-name="T79">джентльменством</text:span>, вообще <text:span text:style-name="T79">её не касался</text:span>, пок<text:span text:style-name="T79">уд</text:span>а не понял насколько Тантиви застенчив. Ему дошло это, когда тот попросил найти ему подружку. И примерно в то же время, Тантиви <text:span text:style-name="T79">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79">под</text:span> холодной шерст<text:span text:style-name="T79">ью</text:span> свитера, когда прижал, чтоб чуть согреться в пропахшей <text:span text:style-name="T79">угольным</text:span> дымом <text:s/>прихожей, дневную унылость которой ему никогда не узнать… чашка закипевшего бульона, капля <text:span text:style-name="T79">падает</text:span> на колено и об<text:span text:style-name="T79">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80">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83">етя</text:span> сквозь запах конопли и коричневый сумрак, теперь больше обеспокоен <text:span text:style-name="T80">содроганьями</text:span> Слотропа, чем личными страхами, ему ничего не оста<text:span text:style-name="T80">ётся</text:span> кроме известных ему каналов в попытке развеять и снять <text:span text:style-name="T83">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80">ам</text:span> вряд ли <text:span text:style-name="T80">известно</text:span>. Но это для нас отличная возможность об<text:span text:style-name="T80">какать </text:span>ТехИнформ. <text:span text:style-name="T80">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80">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80">ие</text:span>вском стиле давным-давно, у вечнозелёных падубов… к крикам требующим <text:span text:style-name="T80">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81">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81">й</text:span> запах и больше никогда никаких сюрпризов внутри. И тут она улыбнулась, совсем слабо, и он понял, что именно этого и ждал, <text:span text:style-name="T81">ух-ты</text:span>!—улыбка Ширли Темпл, которая сразу перечеркнула всё, среди чего они её нашли. Глупее не придумаешь. Он <text:span text:style-name="T81">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75"><text:span text:style-name="T85">У него появилась навязчивая идея ракеты, на которой написано его имя—если они и впрямь решили его </text:span><text:span text:style-name="T86">кончить</text:span><text:span text:style-name="T85">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88">это</text:span> может пригодиться,– Тантиви позабавлено <text:span text:style-name="T88">взглядывает</text:span> на него, – надёжный финт, особенно перед боем, знаешь, <text:span text:style-name="T1">просимулировать</text:span> что-то в <text:span text:style-name="T88">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88">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88">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88">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88">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89">завозюканными</text:span> <text:span text:style-name="T89">многолетней</text:span> безжалостно<text:span text:style-name="T89">й</text:span> <text:span text:style-name="T89">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89">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89">к</text:span> происходяще<text:span text:style-name="T89">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7"><text:span text:style-name="Emphasis">В память Константа </text:span></text:p>
      <text:p text:style-name="P17"><text:span text:style-name="Emphasis">Слотропа, что умер Марта </text:span></text:p>
      <text:p text:style-name="P17"><text:span text:style-name="Emphasis">4-го 1766 г., на 29-м </text:span></text:p>
      <text:p text:style-name="P17"><text:span text:style-name="Emphasis">году от роду. </text:span></text:p>
      <text:p text:style-name="P16"><text:span text:style-name="Emphasis"/></text:p>
      <text:p text:style-name="P138"><text:span text:style-name="Emphasis">Смерть есть природе долг, </text:span></text:p>
      <text:p text:style-name="P137"><text:span text:style-name="Emphasis">Я уплатил, и ты заплатишь.</text:span> </text:p>
      <text:p text:style-name="P137"/>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90">д</text:span>ного Знамени, как для м-с Элизабет, жены лейтенанта Исайи Слотропа (ум. 1812): </text:p>
      <text:p text:style-name="Text_20_body"/>
      <text:p text:style-name="P135">Смерть ненасытная меня скосила, </text:p>
      <text:p text:style-name="P135"><text:span text:style-name="T90">До часа, когда вновь</text:span> Христос приидет </text:p>
      <text:p text:style-name="P135"><text:span text:style-name="T90">Ч</text:span>ад Его спас<text:span text:style-name="T90">ать, как сказано в</text:span> Писании <text:span text:style-name="T90">о Нём,</text:span> </text:p>
      <text:p text:style-name="P135">Мой плач услышь, читающий сие, </text:p>
      <text:p text:style-name="P135"><text:span text:style-name="T90">Злато н</text:span>е сдела<text:span text:style-name="T90">ет</text:span> вечным твоё бытие. </text:p>
      <text:p text:style-name="P135">Ткацкий стан Господа не <text:span text:style-name="T90">прекращает</text:span> дела своего, </text:p>
      <text:p text:style-name="P135">Наши пути следуют нитям любви Его. </text:p>
      <text:p text:style-name="P18"/>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99">Мне некогда было дожидаться Смерти,</text:p>
      <text:p text:style-name="P99">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90">мехо</text:span>торговцы, козлиными шкурами, <text:span text:style-name="T90">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91">которые</text:span> увозили <text:s/>куда-нибудь ещё, по всей Республике. Всегда куда-нибудь ещё. Деньги находили лазейки просочиться <text:span text:style-name="T91">прочь </text:span>из портфелей акций более хитрыми путями, чем любая генеалогия: <text:span text:style-name="T91">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19"/>
      <text:p text:style-name="P105">Падение дьявольски нелёгкий труд,</text:p>
      <text:p text:style-name="P105">Ведётся постепенно, кропотливо— </text:p>
      <text:p text:style-name="P105">Никто не согрешает в одночасье, </text:p>
      <text:p text:style-name="P105">Тут дребезги нужны, чтоб поскользнуться, </text:p>
      <text:p text:style-name="P19">но всё-таки они держались. Традиция, <text:span text:style-name="T91">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91">ой</text:span>-то <text:span text:style-name="T91">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91">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91">ли</text:span>сь в зелёную пустошь или усыха<text:span text:style-name="T91">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91">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0"><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91">отсюда</text:span> и сравнения таки<text:span text:style-name="T91">е</text:span>. Головешки падали пять часов кряду, дети давно заснули, а взрослые пили кофе и рассказывали друг другу какие пожары вид<text:span text:style-name="T92">а</text:span>ли они в другие годы. </text:p>
      <text:p text:style-name="P20">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92"> </text:span><text:span text:style-name="Emphasis">небо <text:s/></text:span>именно так и распахивается, вот-вот прорвётся, его лицо уже очерчено этим светом, сейчас всё пропадёт и он <text:span text:style-name="T92">утратит</text:span> себя, как <text:span text:style-name="T92">постоянно</text:span> гов<text:span text:style-name="T92">а</text:span>ри<text:span text:style-name="T92">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93">толкующих о</text:span> благодати, они клянутся, <text:span text:style-name="T4">именно</text:span><text:span text:style-name="T93"> </text:span><text:span text:style-name="Emphasis">так оно и бывает—да </text:span><text:span text:style-name="Emphasis"><text:span text:style-name="T93">и </text:span></text:span><text:span text:style-name="Emphasis">великая длань света </text:span><text:span text:style-name="Emphasis"><text:span text:style-name="T93">тянется вниз</text:span></text:span><text:span text:style-name="Emphasis"> из облаков....</text:span> </text:p>
      <text:p text:style-name="P121"><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76">На стене, в орнаментальном зажиме тёмной меди, пылает газовый факел, ровно и с лёгким напевом—<text:span text:style-name="T94">от</text:span>регулиров<text:span text:style-name="T94">ан до уровня, которому</text:span> <text:s/>учёны<text:span text:style-name="T94">е</text:span> прошлого века <text:s/><text:span text:style-name="T94">дали имя</text:span>«чувствительное пламя», невидимое у основания, на выходе из отверстия, <text:span text:style-name="T94">оно </text:span>завис<text:span text:style-name="T94">ает</text:span> в паре дюймов выше, бледнеет кверху ровным синим светом маленьк<text:span text:style-name="T94">ого</text:span> мерцающ<text:span text:style-name="T94">его</text:span> конус<text:span text:style-name="T94">а</text:span>, <text:span text:style-name="T94">что </text:span>способ<text:span text:style-name="T94">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94">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95">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95">о</text:span>плетают гласны<text:span text:style-name="T95">ми</text:span> <text:span text:style-name="T95">цепочки из</text:span> неподатливых российско-еврейских согласных… Большинство минуют свя<text:span text:style-name="T95">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95">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95">ополчились на него</text:span>… Огни, которые он изучил также хорошо, как один из <text:span text:style-name="T95">здесь </text:span>присутствующих, <text:span text:style-name="T95">их </text:span>расположен<text:span text:style-name="T95">ность</text:span> и движение, <text:span text:style-name="T95">оказались </text:span>вдруг на противоположном конце, все в танце… в неуместном танце. Ничего из обычного <text:span text:style-name="T95">развития</text:span> Блисеро, ничего нового… отчуждён… Роланд также ощутил вихрь, в т<text:span text:style-name="T95">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96">чуть</text:span> молчит… <text:span text:style-name="T96">лёгкий</text:span> стон… момент тихого отчаяния: «Селена, Селена, ты <text:span text:style-name="T96">ушла</text:span>?» </text:p>
      <text:p text:style-name="Text_20_body">– Нет, дорогой,– на её щекам полоски от недавних слёз.– Я слушаю. </text:p>
      <text:p text:style-name="Text_20_body">– Всё дело в контроле. <text:span text:style-name="T96">Причина всех </text:span>трудност<text:span text:style-name="T96">ей</text:span>: <text:span text:style-name="T96">в </text:span>контрол<text:span text:style-name="T96">е</text:span>. Впервые он оказался <text:span text:style-name="T1">внутри</text:span>, понимаешь. Контроль <text:span text:style-name="T98">помещён</text:span> внутри. Уже нет надобности пассивно <text:span text:style-name="T98">дожидаться</text:span> «внешни<text:span text:style-name="T98">х</text:span> сил»—сворачива<text:span text:style-name="T97">еш</text:span>ь в любой ветер. <text:span text:style-name="T97">Словно</text:span>… </text:p>
      <text:p text:style-name="P21">– Рынок уже не нужда<text:span text:style-name="T98">л</text:span>ся в управлении Невидимой Рукой, но <text:span text:style-name="T98">мог </text:span>теперь <text:span text:style-name="T1"><text:s/>сам создавать себя</text:span>—свою логику, импульс, стиль, <text:span text:style-name="T1">изнутри</text:span>. Перен<text:span text:style-name="T99">ос</text:span> контроля внутрь <text:span text:style-name="T99">ратифицировало то</text:span>, что уже произошло де факто—что вы отринули Бога. Но вы <text:span text:style-name="T99">впали в</text:span> ещё б<text:span text:style-name="T37">о́</text:span>льш<text:span text:style-name="T99">ую</text:span> и более опасн<text:span text:style-name="T99">ую</text:span> иллюзи<text:span text:style-name="T100">ю</text:span>. Иллюзи<text:span text:style-name="T100">я</text:span> контроля. Будто А может ко<text:span text:style-name="T100">н</text:span>тролировать Б. Полностью. <text:span text:style-name="T100">Это <text:s/>никем не </text:span><text:span text:style-name="T5">делается</text:span>. <text:span text:style-name="T100">Всё лишь</text:span> происходит, А и Б не имеют реальности, они просто наименования частей, которы<text:span text:style-name="T100">м надо оставаться</text:span> неразрывн<text:span text:style-name="T100">ыми</text:span>…. </text:p>
      <text:p text:style-name="P21">– <text:span text:style-name="T100">Выдаёт</text:span> белиберду Успенского,– шепнула леди протискиваясь мимо, под руку с портовым грузчиком. Запахи дизельного топлива и духо<text:span text:style-name="T108">в</text:span> <text:span text:style-name="T1">Sous le Vent</text:span>, смешавшись, <text:span text:style-name="T100">плывут</text:span> мимо пока они про<text:span text:style-name="T100">ходят</text:span>. Джессика Свонлейк, цветущая девушка в форме рядовой ВТС, <text:span text:style-name="T100">учуяв</text:span> довоенные духи, взглянула вслед, фнн, наряд не меньше, чем гиней <text:span text:style-name="T100">в</text:span> 15 и целую кучу талонов сверху, наверное, из Харродс и на мне смотрелся б куда лучше, уж это <text:span text:style-name="T100">наверняка</text:span>. Леди, обернувшись вдруг, улыбается поверх плеча, ты так уверена? Боже, неужто она услышала? Ну, в таком-то месте почти наверняка. </text:p>
      <text:p text:style-name="P21">Джессика стоит недалеко от стола для сеанса с пригоршней дротиков дартс в ладони, которые <text:span text:style-name="T100">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00">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01">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01">в</text:span> центр. Милтон Гломинг вскидывает бровь. Его ум, постоянно занятый сбором соответствий, думает, что <text:span text:style-name="T101">ему подвернулось</text:span> ещё одно. </text:p>
      <text:p text:style-name="Text_20_body"><text:soft-page-break/>Медиум, уже с раздражённостью, начин<text:span text:style-name="T102">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02">этом</text:span> мире, но <text:span text:style-name="T102">и</text:span> основ<text:span text:style-name="T102">ополагающ</text:span>ая четырёхсторонняя согласованность, <text:span text:style-name="T102">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02">д</text:span>жера…. </text:p>
      <text:p text:style-name="Text_20_body">– Роджер говорил, что <text:span text:style-name="T102">вы </text:span>теперь подсчитаете все слова, которые записывали и составите какие-то графики,– приветливо, предотвращая <text:span text:style-name="T102">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02">изумлённой</text:span> грациозна,– то мы, конечно же, получим что-то наподобие прямой… однако, у нас есть данные, <text:span text:style-name="T102">которые</text:span> предполагают <text:span text:style-name="T102">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02">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02">для дел такого рода</text:span>,– ответил статистик, <text:span text:style-name="T103">словно</text:span> каждый знает, что это «смерть». </text:p>
      <text:p text:style-name="Text_20_body">Пожилой волонтёр службы оповещения воздушных налёт<text:span text:style-name="T103">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09">К</text:span>апитаном Прентисом,– неопределённый взмах руки.– Как <text:span text:style-name="T103">всегда</text:span>: <text:span text:style-name="T103">неясные</text:span> Микроплёночные Ман<text:span text:style-name="T109">ё</text:span>вры. </text:p>
      <text:p text:style-name="Text_20_body"><text:soft-page-break/>Включённый в <text:span text:style-name="T103">какой-то</text:span> из <text:span text:style-name="T103">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03">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03">и </text:span>воспринимает, косвенно, <text:span text:style-name="T103">в виде</text:span> классово<text:span text:style-name="T103">й нервозности</text:span>, он несёт свою улыбку среди всех тут собравшихся как боевую фалангу. <text:span text:style-name="T103">Её о</text:span>н перенял <text:span text:style-name="T103">в кино</text:span>—та <text:span text:style-name="T103">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03">М</text:span>айор, <text:span text:style-name="T103">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03">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03">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03">вот</text:span> <text:span text:style-name="T103">что и</text:span> достаёт по полной) единственное место во всех пределах империи войны, где он чувствует себя не <text:span text:style-name="T104">окончательным</text:span> чужаком. </text:p>
      <text:p text:style-name="P22">– Это вообще не<text:span text:style-name="T104">постижимо</text:span>,– говори<text:span text:style-name="T104">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04">и </text:span>мыслили по иному. И вдруг в 1944 по нему осуждают направо и налево. Нашего м-ра Эвентира,– указыва<text:span text:style-name="T104">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04">настолько</text:span> идиот<text:span text:style-name="T104">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05">Осёл</text:span>. И ты <text:span text:style-name="T1">за них</text:span>. <text:span text:style-name="T106">Как т</text:span>ы <text:span text:style-name="T106">мог </text:span>не почувствова<text:span text:style-name="T106">ть ещё на входе</text:span>? Это громадн<text:span text:style-name="T106">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06">повёл.</text:span> Терпимость. А<text:span text:style-name="T107">х</text:span>. </text:p>
      <text:p text:style-name="Text_20_body">– Ты бы <text:span text:style-name="T107">заглянул как-нибудь</text:span>, пусть доктор Грост проверит на своей ЭЭГ. </text:p>
      <text:p text:style-name="Text_20_body">– Ладно, как только <text:span text:style-name="T107">найду</text:span> время,– неопределённо. И тут <text:span text:style-name="T107">уже </text:span>проблема безопасности, пустая болтовня пускает корабли на дно, он не может быть <text:span text:style-name="T107">чересчур</text:span> уверен, даже насчёт Мехико. В текущей операции слишком много кругов, внешних и внутренних. Список доверенных лиц сокраща<text:span text:style-name="T107">е</text:span>тся, <text:span text:style-name="T107">с</text:span> <text:span text:style-name="T107">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07">свежей</text:span> мании Фирмы, известной как операция Чёрное Крыло, своей статистикой—анализиру<text:span text:style-name="T107">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07">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07">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07">и </text:span>было-<text:span text:style-name="T107">то</text:span>, всё меньше способны доверять, погрязнув в нескончаемой болтологии, в ежедневной самокритике, <text:span text:style-name="T107">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10">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07">заснятое на</text:span> этой войн<text:span text:style-name="T107">е</text:span>… по крайней мере, жизнь…. </text:p>
      <text:p text:style-name="P77"><text:span text:style-name="T111">Вон девушка Мехико </text:span><text:span text:style-name="T112">за</text:span><text:span text:style-name="T111">ходит в комнату. Он замечает её мгновенно, чистота вокруг неё, дым и шум отступают… так </text:span><text:span text:style-name="T113">это </text:span><text:span text:style-name="T111">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13">И тут о</text:span><text:span text:style-name="T111">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22">с </text:span>апрел<text:span text:style-name="T122">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17">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17">илась </text:span><text:soft-page-break/><text:span text:style-name="T117">сберечь</text:span> это<text:span text:style-name="T117">т</text:span> момент мальчишества в его имперски вышколенном, уже устоявшемся (ему было 33) быту, в его пред-Аскетизме, <text:span text:style-name="T117">эту его</text:span>, <text:span text:style-name="T117">как</text:span> Скорпия определила, последнюю любовь—хотя сама была слишком молода, чтобы знать <text:span text:style-name="T118"><text:s/></text:span><text:span text:style-name="T1">это</text:span>, <text:span text:style-name="T118">понимать</text:span>, как <text:span text:style-name="T118">понимал</text:span> Пират, <text:span text:style-name="T118">про что</text:span> <text:span text:style-name="T1">на самом деле</text:span> поётся в песне «Танцы в темноте»…. </text:p>
      <text:p text:style-name="P23">Он старательно <text:span text:style-name="T120">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18">ся ему</text:span>, вопреки всем ожиданиям, <text:span text:style-name="T120">чтоб он </text:span><text:span text:style-name="T8">мог</text:span><text:span text:style-name="T120"> </text:span>отбросить скудное расписание человека Запада… но как <text:span text:style-name="T118">возможно </text:span>человек<text:span text:style-name="T118">у</text:span>… где ему вообще начинать в возрасте 33-х… «Т<text:span text:style-name="T120">ак это </text:span><text:span text:style-name="T8">самое время</text:span>,»– засме<text:span text:style-name="T120">ялась бы она</text:span>, не так от раздражения (<text:span text:style-name="T120">это </text:span><text:span text:style-name="T8">было бы</text:span><text:span text:style-name="T120"> смешно</text:span>), сколько от <text:span text:style-name="T121">забавности</text:span> нереальной проблемы—сама <text:span text:style-name="T121">же шла враспыл</text:span> <text:span text:style-name="T121">от</text:span> его маниакальности, <text:span text:style-name="T118">непрестанной безудержности</text:span>, так <text:span text:style-name="T121">берёт</text:span>, раскладывает е<text:span text:style-name="T118">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18">ведь </text:span>и вправду <text:span text:style-name="T123">же </text:span>слишком безум<text:span text:style-name="T118">ец</text:span>, чтобы <text:s/>это <text:span text:style-name="T118">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18">видит</text:span>, но никогда не говори<text:span text:style-name="T118">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18">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18">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19">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19">щегольских</text:span> сюртучках и приталенных пальтецах, бегали по всей станции, глотали свои предотъездные шоколадки и выстраивались <text:span text:style-name="T119">рядком</text:span> для новых <text:span text:style-name="T119">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122"><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78">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24">твлечь</text:span> его<text:span text:style-name="T124">б внести тишину в</text:span> угл<text:span text:style-name="T124">ы</text:span> комнат, <text:span text:style-name="T124">на </text:span>покрывал<text:span text:style-name="T124">а</text:span>, стол<text:span text:style-name="T124">ешницы</text:span>—<text:span text:style-name="T124">где придётся</text:span>... Даже в кино, когда смотрели т<text:span text:style-name="T124">у</text:span> <text:span text:style-name="T124">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25">настолько</text:span>, что никак не отличить которое из них чьё. Оба одновременно чувствовали странное недоумение… как если нежданно <text:span text:style-name="T125">у</text:span>видишь себя в зеркале… и даже более того, чувство <text:span text:style-name="T125">единения</text:span>… что появляло<text:span text:style-name="T125">с</text:span>ь потом—через пару минут, через неделю, тут не угадаешь, и им доходило, когда уже не вместе, отчего <text:span text:style-name="T125">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25">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4">– <text:span text:style-name="T125">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25">л</text:span>лз— </text:p>
      <text:p text:style-name="Text_20_body">И тут падает ракета. Круто, круто. Взрыв, глухие раскаты. Довольно далеко в городе, чтоб <text:span text:style-name="T125">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25">будь</text:span> там ракета <text:span text:style-name="T125">или</text:span> нет, поэтому сейчас на Ягуаре Пойнтсмена включает заднюю вместо, да, въезжа<text:span text:style-name="T125">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26">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26">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26">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26">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27">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5">–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27">она, </text:span>эта война, на хуй. </text:p>
      <text:p text:style-name="P123"><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79">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128">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128">он</text:span> в жизни <text:s/>и близко <text:span text:style-name="T128">не бывал</text:span> к лаборатории. </text:p>
      <text:p text:style-name="Text_20_body">Это запах эфира, он исходит от м-ра Эдварда В. А. Пойнтсмена, ЧККХ. Как только пёс исчез<text:span text:style-name="T128">ает</text:span> за рухнувшей стеной, мелькнув прощально кончиком хвоста, нога доктора проваливается в белую разинутую глотку унитаза, которую <text:span text:style-name="T128">тот</text:span>, сосредоточ<text:span text:style-name="T128">я</text:span>сь на охоте, не у<text:span text:style-name="T128">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128">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128">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128">т </text:span>возможно<text:span text:style-name="T128">сти как-то</text:span> <text:span text:style-name="T128">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128">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128">за</text:span>таивш<text:span text:style-name="T128">его</text:span>ся в конце улицы из линии домов. V-бомба, в чьих разрушениях он вёл охоту, <text:span text:style-name="T129">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129">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129">Руина</text:span> ждёт его, уходя склоном вверх, к задним стенам, неразберихой штукатурной дран<text:span text:style-name="T129">к</text:span>и в бесцельны<text:span text:style-name="T129">х</text:span> связ<text:span text:style-name="T129">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129">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129">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6">–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129">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85">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129">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133">побухивает</text:span> вслед за ним в р<text:span text:style-name="T129">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130">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130">отскакивает</text:span> в сторону и пулей <text:span text:style-name="T130">на выход</text:span>, пока Роджер <text:span text:style-name="T130">свалился</text:span> со своей губкой в коляску <text:span text:style-name="T130">разлетевшуюся</text:span> под его весом. Расплывчато, доносится сверху вой доктора:– «Он убегает, Мехико, поспешите!» </text:p>
      <text:p text:style-name="Text_20_body">– <text:span text:style-name="T130">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130">от</text:span> <text:span text:style-name="T130">этюд</text:span>. Роджер <text:span text:style-name="T130">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131">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131">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131">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131">вскрякнув</text:span> вскидывает свою заунитаженную ногу, промахивается, замах разворачивает его кругом, сеть <text:span text:style-name="T131">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131">затрещала</text:span>, валятся куски промокшей штукатурки. Стенка над ними, лишённая всякой опоры, шата<text:span text:style-name="T131">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131">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27">–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131">мне следует</text:span> <text:span text:style-name="T131">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131">г</text:span>руди Джессики на вязаную голову, обнажённый нос и глаза—ему кажется, что доктору нужно больше, чем его содействие, <text:span text:style-name="T131">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134">подъезжают</text:span> к длинной кирпичной импровизации, Викторианское изложение того, что когда-то, давным-давно, выли<text:span text:style-name="T132">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132">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132">й</text:span> функци<text:span text:style-name="T132">и </text:span>толстой кишки, один из обитателей которого д-р Кевин Сп<text:span text:style-name="T132">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132">теперь</text:span>, как понял Роджер, неделя Спектро, которого могут нав<text:span text:style-name="T132">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132">ое</text:span> топ<text:span text:style-name="T132">анье</text:span> их обуви, как танцы пуантов по мрамору, нарушающих твой покой, не стихающие удаляясь, голос Пойнтсмена и походка всегда выделя<text:span text:style-name="T132">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132">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124"><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80">Внутри госпиталя Св. Вероники они усаживаются вместе, напротив палаты Военных <text:span text:style-name="T136">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136">тогда</text:span> <text:span text:style-name="T136">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137">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137">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142">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29">–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29">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137">до</text:span>вести её <text:span text:style-name="T137">до </text:span>сумеречност<text:span text:style-name="T137">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28">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137">замёрзшем</text:span> измученном городе…. …как будто снова пол, типа, громадный лифт взмыва<text:span text:style-name="T137">ет</text:span> вместе с тобой к потолку—воспроизводя, теперь, как стены разлета<text:span text:style-name="T137">ются</text:span> во все стороны, кирпичи, штукатурка сып<text:span text:style-name="T137">ятся</text:span> вниз, твой мгновенный паралич <text:span text:style-name="T137">от</text:span> смерт<text:span text:style-name="T137">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138">бьющей</text:span> из <text:span text:style-name="T138">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138">А</text:span> Слотроп действительно настроен на ракетный взрыв, или <text:span text:style-name="T138">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138">удастся</text:span>, <text:span text:style-name="T138">ещё </text:span>этих приливающих повторений, повторных переживаний взрыва, в страхе отключиться, потому что отключаешься <text:span text:style-name="T138">настолько</text:span> окончательно, откуда мне знать, доктор, что я очнусь? <text:span text:style-name="T138">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139">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139">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139">искушающе</text:span> лежат они рядами на своих железных койках, в девственных простынях, такие безыскусно эротичные м<text:span text:style-name="T139">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139">в</text:span> пятна<text:span text:style-name="T139">х</text:span> ночной блевотины, светло-жёлтой, прозрачной как флюиды богов, <text:span text:style-name="T139">от</text:span>брошенные газеты или пропагандистские лист<text:span text:style-name="T139">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139">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140">и вещевые сумки</text:span>, по большей части молча, к дверям выхода в бежевой краске, но края покоричневее в неровных <text:span text:style-name="T139">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139">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140">ают</text:span> земл<text:span text:style-name="T140">ю</text:span> <text:span text:style-name="T140">на </text:span>очень низких частот<text:span text:style-name="T140">ах</text:span>, доходят, смешавшись с холодом—предупрежда<text:span text:style-name="T140">ют</text:span>, что снаружи твоя слепота, после яркого внутреннего освещения, <text:span text:style-name="T140">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140">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143">тут же</text:span> разворачивается, приобретая формы…. </text:p>
      <text:p text:style-name="Text_20_body">Помимо прочего, что Спектро <text:span text:style-name="T140">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141">сможет</text:span> <text:span text:style-name="T1">кто-нибудь</text:span> <text:span text:style-name="T141">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125"><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80"><text:span text:style-name="T111">Что-то бродит по городу Дыма—собирает стройных девушек, милых и гладких как куклы, целыми пригоршнями. </text:span><text:span text:style-name="Emphasis"><text:span text:style-name="T111">Их жалобные крики… их жалобные кукло-крики…</text:span></text:span><text:span text:style-name="T111">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14">миг</text:span><text:span text:style-name="T111">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14">н</text:span><text:span text:style-name="T111">ду про</text:span><text:span text:style-name="T114">с</text:span><text:span text:style-name="T111">ыпается бормочет что-то вроде «ёбаный дурдом» и вновь соскальзывает в сон. </text:span></text:p>
      <text:p text:style-name="Text_20_body"><text:span text:style-name="T111">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144">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144">сторонах</text:span>. Пока что-то не упадёт слишком близко, они в безопасности: в их чаще среб<text:span text:style-name="T144">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144">доходит</text:span> что <text:span text:style-name="T144">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145">уж оно такое</text:span>, <text:span text:style-name="T145">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0">Эрленмерова колба булькает на подставке. Голубой огонь <text:span text:style-name="T145">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145">а окурки</text:span> затем, в ледяные чёрные утренние смены, <text:span text:style-name="T145">перевыкурены, </text:span>давящая и отвратная атмосфера. Но он должен войти, должен выдержать свою обычную утреннюю чашу. </text:p>
      <text:p text:style-name="P31">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146">относительно</text:span> физических <text:span text:style-name="T146">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147">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147">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147">случилось </text:span>попада<text:span text:style-name="T147">ний</text:span> в определённый квадрат, шансы остаются теми же, какими они всегда и были. <text:span text:style-name="T147">Всякое</text:span> попадание независимо от <text:span text:style-name="T147">остальных</text:span>. Бомбы не собаки. Нет связи. Нет памяти. Нет <text:span text:style-name="T148">привитого рефлекса</text:span>. </text:p>
      <text:p text:style-name="Text_20_body">Сказать такое последователю Павлова. Это обычная самодово<text:span text:style-name="T148">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149">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149">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149">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149">с</text:span>клонился <text:span text:style-name="T149">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149">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149">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149">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149">ет</text:span> остатки её губной помады о его рубашку, мускулы, прикосновения, кожи <text:span text:style-name="T150">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150">Пойнтсмена</text:span>, и от <text:span text:style-name="T150">Пойнтсмен</text:span>овской… его <text:span text:style-name="T150">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150">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150">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150">в </text:span>сам<text:span text:style-name="T150">ой</text:span> мерзк<text:span text:style-name="T150">ой манере</text:span>, как<text:span text:style-name="T150">ую только</text:span> он знает,– это, девонька, зависит от того <text:span text:style-name="T150">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150">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126"><draw:frame draw:style-name="fr1" draw:name="Image10" text:anchor-type="paragraph" svg:width="6.9252in" svg:height="0.3661in" draw:z-index="9"><draw:image xlink:href="Pictures/1000000000000B720000009B428C9716555D8079.png" xlink:type="simple" xlink:show="embed" xlink:actuate="onLoad" loext:mime-type="image/png"/></draw:frame></text:p>
      <text:p text:style-name="P81">(1) </text:p>
      <text:p text:style-name="P130">ВЗ Палата Абреакции</text:p>
      <text:p text:style-name="P130"><text:soft-page-break/>Госпиталь Св. Вероники </text:p>
      <text:p text:style-name="P130"><text:span text:style-name="T151">Б</text:span>ончеплгейт, Е1 </text:p>
      <text:p text:style-name="P130">Лондон, Англия </text:p>
      <text:p text:style-name="P130">Зима 1944 </text:p>
      <text:p text:style-name="P141">Парнишке из Кеноши </text:p>
      <text:p text:style-name="P141">Общая Почта </text:p>
      <text:p text:style-name="P141">Кеноша, Висконсин, США</text:p>
      <text:p text:style-name="P33"><text:s/></text:p>
      <text:p text:style-name="Text_20_body"><text:tab/>Дорогой сэр, </text:p>
      <text:p text:style-name="Text_20_body">Я когда-нибудь в жизни Вас о чём-то просил? </text:p>
      <text:p text:style-name="Text_20_body">Искренне Ваш, </text:p>
      <text:p text:style-name="P134">лейт. Тайрон Слотроп </text:p>
      <text:p text:style-name="Text_20_body"/>
      <text:p text:style-name="P130">Общая Почта </text:p>
      <text:p text:style-name="P130">Кеноша, Виск., США </text:p>
      <text:p text:style-name="P130">несколькими днями позже </text:p>
      <text:p text:style-name="P141">Тайрону Слотропу, Эскв. </text:p>
      <text:p text:style-name="P141">ВЗ Палата Абреакции </text:p>
      <text:p text:style-name="P141">Госпиталь Св. Вероники </text:p>
      <text:p text:style-name="P141"><text:span text:style-name="T152">Б</text:span>ончеплгейт, Е1 </text:p>
      <text:p text:style-name="P141">Лондон, Англия </text:p>
      <text:p text:style-name="Text_20_body"><text:tab/>Дорогой м-р Слотроп: </text:p>
      <text:p text:style-name="Text_20_body">Такого не случалось. </text:p>
      <text:p text:style-name="P140">Парнишка из Кеноши </text:p>
      <text:p text:style-name="P140"/>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153">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157">нишка</text:span> из Кеноши и на секунду не подумал бы, что ты… </text:p>
      <text:p text:style-name="Text_20_body"><text:line-break/>(3.1) Старший (изумлённо): Тебя? Никогда! Да, чтоб Пар<text:span text:style-name="T157">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157">смиренный</text:span> голос маленького Тайрона Слотропа, с тех пор восславляемого в легендах и песнях, раздался пробиваясь вверх к вниманию Парн<text:span text:style-name="T157">ишки</text:span>: – «Ты никогда не делал этого, Пар<text:span text:style-name="T157">нишка</text:span> из Кеноши!» </text:p>
      <text:p text:style-name="Text_20_body">Все эти варианты текста «Ты никогда не делал Парн<text:span text:style-name="T157">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157">ишку</text:span> из Кеноши. </text:p>
      <text:p text:style-name="P34">(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157">голубчик</text:span>, Форестхилского жеребёнка, <text:span text:style-name="T157">голубчик</text:span>. (Отсюда затихая…) Ларедского ягнёнка. <text:span text:style-name="T157">Голубчик</text:span>. О-го. Погоди. Что такое, Слотроп? Ты никогда не делал парня из Кеноши. Очнись, Слотроп.</text:p>
      <text:p text:style-name="P106"/>
      <text:p text:style-name="P106">Мой кулак уже торчком, </text:p>
      <text:p text:style-name="P106">Не злись,</text:p>
      <text:p text:style-name="P106">Запишись, </text:p>
      <text:p text:style-name="P106">Вва-ли, Слотроп! </text:p>
      <text:p text:style-name="P106"/>
      <text:p text:style-name="P106">Джексон, это похуй мне, </text:p>
      <text:p text:style-name="P106">Покажь свой значок, что был на войне,</text:p>
      <text:p text:style-name="P106">Вва-ли, Слотроп! </text:p>
      <text:p text:style-name="P106"><text:soft-page-break/></text:p>
      <text:p text:style-name="P106">Меня тут не любят, не могут понять, </text:p>
      <text:p text:style-name="P106">Лишь ищут куда бы ещё послать…. </text:p>
      <text:p text:style-name="P106">Голову мне продырявь, провода в мозги мне вставь, </text:p>
      <text:p text:style-name="P106">Вену проткни иглой, </text:p>
      <text:p text:style-name="P106">Слотроп, очнись! </text:p>
      <text:p text:style-name="P34"/>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157">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106">Этот ритм словил меня, </text:p>
      <text:p text:style-name="P106">О, бэби, этта свинг, свинг, свинг! </text:p>
      <text:p text:style-name="P106">Ей-ей, меня словил, </text:p>
      <text:p text:style-name="P106">Прикинь, весь-целый-мир-вокруг поёт, </text:p>
      <text:p text:style-name="P106">Я в жизни не слыхал столь-сладких-звуков, </text:p>
      <text:p text:style-name="P106">Таких нет даже за углом, на Бейсин-Стрит, </text:p>
      <text:p text:style-name="P106">И в этом ритме, крошка, мы будем делать </text:p>
      <text:p text:style-name="P107">Свинг, свинг, свинг,</text:p>
      <text:p text:style-name="P107">Давай же, крошка… вжарим… свинг! </text:p>
      <text:p text:style-name="P34"/>
      <text:p text:style-name="P32">Чёрные лица, белые скатерти, мерцание очень острых ножей в ряд с тарелками… дым табака и «плана» <text:s/>меша<text:span text:style-name="T154">ются по полной</text:span>, глаза <text:span text:style-name="T155">на лоб лезут</text:span>, <text:span text:style-name="T155">над</text:span><text:span text:style-name="T38">ы́</text:span><text:span text:style-name="T155">хаешься</text:span> этай <text:s/>дури <text:span text:style-name="T155">аж</text:span> мазги <text:span text:style-name="T155">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158">п</text:span>пке джазменов на возвышении. Голоса из восточных частных школ, выговарива<text:span text:style-name="T158">ют</text:span> «жопа» чуть округляют губы и <text:span text:style-name="T158">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158">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158">лакированном</text:span>, где-то по<text:span text:style-name="T158">вытертом</text:span> губами, эти мелкие серебряные зёрнышки распоясываются по ходу спуска гармошки в белокаменную шейку матки и в ночь за <text:span text:style-name="T158">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158">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156">лилипуточным</text:span> голос<text:span text:style-name="T156">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158">х</text:span> программ<text:span text:style-name="T158">ах</text:span>, в своё время просочится <text:span text:style-name="T158">и </text:span>в <text:span text:style-name="T158">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5">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158">такое</text:span> тебе как раз и <text:span text:style-name="T159">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159">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159">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159">А</text:span>х, ты <text:span text:style-name="T159">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82">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160">гарвардскому</text:span> приятелю из числа его знакомых. Какая-то часть, конечно же, должна быть негритянским говном, но оно всё такое похожее. <text:span text:style-name="T160">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160">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160">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160">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6"/>
      <text:p text:style-name="P108">Сквозь унитаз, <text:span text:style-name="T160">ты </text:span>взгляни на меня,</text:p>
      <text:p text:style-name="P108">Вот дурак попался,</text:p>
      <text:p text:style-name="P108">Хоть бы не начали ссать </text:p>
      <text:p text:style-name="P108">Дирли тирли трали рался </text:p>
      <text:p text:style-name="P36"/>
      <text:p text:style-name="Text_20_body">И в ту <text:span text:style-name="T160">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160">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161">саданул</text:span>, тёмный как холодный говяжий студень, по его позвоночнику, <text:soft-page-break/><text:span text:style-name="T161">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161">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161">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161">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109">Уже не помнишь Красного Малкольма, что наверху остался, </text:p>
      <text:p text:style-name="P109">В причёске Красный Дьявол до Волос Дорвался… </text:p>
      <text:p text:style-name="P37"/>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161">с</text:span>плетений древесины в конюшне—брусья, косяки, стойки сто<text:span text:style-name="T161">й</text:span>л, перекладины ясл<text:span text:style-name="T161">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110">Средь Долины Красной Реки <text:s/>говорят, <text:span text:style-name="T167">в этот раз</text:span></text:p>
      <text:p text:style-name="P112"><text:span text:style-name="T162">П</text:span>оток снёс тебя <text:span text:style-name="T162">в</text:span> унитаз— </text:p>
      <text:p text:style-name="P110">Присядь, отдохни, <text:span text:style-name="T162">хвост держи пистолетом,</text:span> </text:p>
      <text:p text:style-name="P110">Канализации близок конец, </text:p>
      <text:p text:style-name="P110">Держись, молодец, </text:p>
      <text:p text:style-name="P111">На всём свете этом</text:p>
      <text:p text:style-name="P110">Не най<text:span text:style-name="T162">ти</text:span> крепче говна, </text:p>
      <text:p text:style-name="P110">Чем на </text:p>
      <text:p text:style-name="P110">Наших крутых берегах. </text:p>
      <text:p text:style-name="P38"/>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162">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110">Одного в Сан Берду бандитика,</text:p>
      <text:p text:style-name="P110"><text:span text:style-name="T162">К</text:span>итайчонка <text:span text:style-name="T162">о</text:span>дного, что с<text:span text:style-name="T162">линял</text:span> с железной дороги,</text:p>
      <text:p text:style-name="P110">Одного с триппер<text:span text:style-name="T162">к</text:span>ом, с зобом <text:span text:style-name="T163">одного</text:span>, </text:p>
      <text:p text:style-name="P110">Одного в последней стадии прока-з<text:span text:style-name="T162">ы</text:span>, </text:p>
      <text:p text:style-name="P110">Зато с широким тазом,</text:p>
      <text:p text:style-name="P110">Хромого на левую, хромого на правую, </text:p>
      <text:p text:style-name="P110">Хромого на обе ноги, всех будет три! </text:p>
      <text:p text:style-name="P110">Одного гом<text:span text:style-name="T162">осе</text:span>ка, даже лесбу одну, </text:p>
      <text:p text:style-name="P110">Одного негришку, одного евреишку, </text:p>
      <text:p text:style-name="P110">Одного краснокожего с бизоном одним, </text:p>
      <text:p text:style-name="P110">И охотника на бизонов из Нью Мексико </text:p>
      <text:p text:style-name="P110"/>
      <text:p text:style-name="P39">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166">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166">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166">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166">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39">Голос: Парнишку прикончили. <text:span text:style-name="T166">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127"><draw:frame draw:style-name="fr1" draw:name="Image11" text:anchor-type="paragraph" svg:width="6.9252in" svg:height="0.3661in" draw:z-index="10"><draw:image xlink:href="Pictures/1000000000000B720000009B428C9716555D8079.png" xlink:type="simple" xlink:show="embed" xlink:actuate="onLoad" loext:mime-type="image/png"/></draw:frame></text:p>
      <text:p text:style-name="P131">«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99">—Проф. Д-р Ласло Джамф, «Криптосем» (рекламная брошюра) Агфа, Берлин, 1934</text:p>
      <text:p text:style-name="Text_20_body"/>
      <text:p text:style-name="Text_20_body"><text:span text:style-name="T168">Набросок</text:span> на плотной кремовой бумаге под чёрно-буквенным штампом GEHEIME KOMMANDOSACHE, весьма подробно передающий, чернилом и ручкой, <text:span text:style-name="T168">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168">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168">л</text:span>ись отсле<text:span text:style-name="T168">дит</text:span>ь всё, что он смотрел или читал достигнув полового созревания… иначе, откуда ещё могли Они знать? </text:p>
      <text:p text:style-name="Text_20_body">– Тсс,– шеп<text:span text:style-name="T168">чет</text:span> она, её пальцы ласкают её длинные оливковые ляжки, обнажённые груди выпирают через верх<text:span text:style-name="T168">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168">так</text:span> и по<text:span text:style-name="T168">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168">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168">указано</text:span> время, мест<text:span text:style-name="T168">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169">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1"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84">was tust du für die front, für den sieg? was hast du heute für deutschland getan?</text:span> В «Белом Посещении» по стенам пи<text:span text:style-name="T169">шет</text:span> лёд. Граффити льда в пасмурный день остекля<text:span text:style-name="T169">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169">как</text:span> <text:span text:style-name="T169">под</text:span>свет<text:span text:style-name="T169">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169">кого</text:span> стил<text:span text:style-name="T169">я</text:span> в его унизительной и сумрачной ложбине, это единственный вид: аббатство, <text:span text:style-name="T169">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169">го</text:span> <text:span text:style-name="T169">утёса</text:span>, волосы и госпитальный халат трепещут на ветру, <text:span text:style-name="T169">над</text:span> раскинувш<text:span text:style-name="T169">ей</text:span>ся на мили ширь<text:span text:style-name="T169">ю</text:span> южного побережья, бледный мел <text:span text:style-name="T169">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169">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173">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0">С разгромом Польши, министерские кортежи вдруг начали замечаться <text:span text:style-name="T170">в</text:span> направлени<text:span text:style-name="T170">и</text:span> «Белого Посещения» в любой час ночи, тихие как шхуны, моторы приглушены—чёрные машины без хрома, что о<text:span text:style-name="T170">т</text:span>блескивали <text:s/>свет<text:span text:style-name="T170">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170">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0">Спросите их, в «Белом Посещении», про стратегический план Майрона Грантона из Би-Би-Си, чей тающе шоколадный голос годами <text:span text:style-name="T170">прокладывал</text:span> путь из обтрёпанных динамиков беспроволочных приёмников <text:span text:style-name="T170">к</text:span> английски<text:span text:style-name="T170">м</text:span> мечт<text:span text:style-name="T170">ам</text:span>, <text:span text:style-name="T170">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170">такие</text:span> зелёные <text:s/>в <text:s/>потоках <text:span text:style-name="T170">солнца</text:span>, окаймляющие южные склоны <text:span text:style-name="T170">вдоль </text:span>долины Рейна, ночь в дыму камвольных кабаре столицы, подтяжки с оборочками словно <text:span text:style-name="T170">две </text:span>косы <text:span text:style-name="T170">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171">им</text:span>-то <text:span text:style-name="T171">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171">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171">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171">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172">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172">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172">а</text:span> удалённой мозговой ткани, <text:span text:style-name="T172">с </text:span>дат<text:span text:style-name="T172">ами</text:span> и час<text:span text:style-name="T172">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2">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179">С</text:span>луж<text:span text:style-name="T179">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2"><text:soft-page-break/><text:span text:style-name="T115">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16">добился его</text:span><text:span text:style-name="T115"> назнач</text:span><text:span text:style-name="T116">ения</text:span><text:span text:style-name="T115">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1">Кто не заблудится среди этого махрового лабиринта аббревиатур, стрелок <text:span text:style-name="T174">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175">где</text:span> прикипе<text:span text:style-name="T175">л</text:span> к определённой точке в комбинаторном анализе, излюбленно<text:span text:style-name="T175">му</text:span> времяпрепровождени<text:span text:style-name="T175">ю</text:span> отставных армейских офицеров, с пристрастной увлечённостью. </text:p>
      <text:p text:style-name="P41">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1"><text:soft-page-break/>Когда докрутилось до немецких бомб падающих на Англию, <text:span text:style-name="T175">Б</text:span>ригадный <text:span text:style-name="T175">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175">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1">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1">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176">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1">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163">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17">интерфейс</text:span><text:span text:style-name="T163">—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163">Вспоминая Брайтон</text:span></text:span><text:span text:style-name="T163">,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1"><text:s text:c="2"/></text:p>
      <text:p text:style-name="Text_20_body"><text:span text:style-name="T163">– Эт-от старык </text:span><text:span text:style-name="T17">н</text:span><text:span text:style-name="T163">е име-эт </text:span><text:span text:style-name="T17">стыд</text:span><text:span text:style-name="T163">,–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164">сам знаешь</text:span><text:span text:style-name="T163">,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163">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164">самого</text:span><text:span text:style-name="T163">—ве! что это? беф </text:span><text:span text:style-name="Emphasis"><text:span text:style-name="T163">rissolé?</text:span></text:span><text:span text:style-name="T163"> фаршированный беф </text:span><text:span text:style-name="Emphasis"><text:span text:style-name="T163">rissolé?</text:span></text:span><text:span text:style-name="T163">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164">е</text:span><text:span text:style-name="T163">)—ни один из этих странных, очень странных овощных </text:span><text:span text:style-name="Emphasis"><text:span text:style-name="T163">rissolé </text:span></text:span><text:span text:style-name="T163">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163">Таймз </text:span></text:span><text:span text:style-name="T163">против критиков Хайга…. </text:span></text:p>
      <text:p text:style-name="P41">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163">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163">Führer</text:span></text:span><text:span text:style-name="T163">-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1">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1">Однако, преподобный д-р Де ла Нут не любит ММЛП:– «Рожа, разве имеются весы для измерения межличностных характерных черт?» Орлиный нос пробует, <text:span text:style-name="T177">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1">Не пройдёт, падре: ММЛП разработан в 1943. В самой <text:span text:style-name="T177">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1">– На солдат нынче большой спрос, преподобный Доктор,– бормочет Пойнтсмен. </text:p>
      <text:p text:style-name="P41">–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1">–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178">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1">– Должен заметить, это не похоже на вашу чашку чая, Пойн<text:span text:style-name="T178">т</text:span>смен,– улыбается д-р Аарон Тровстер.– У вас, по большей части, стимулы структурированы. </text:p>
      <text:p text:style-name="P41">– Ну, скажем, я нахожу в этом некое постыдное очарование. </text:p>
      <text:p text:style-name="P41">– Нет, не скажем. Не говорите мне, будто вы не собираетесь приложить свою милую Павловскую руку к этому всему. </text:p>
      <text:p text:style-name="P41">–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163">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165">д</text:span><text:span text:style-name="T163">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165">те</text:span><text:span text:style-name="T163">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163">Homo Monstrosus</text:span></text:span><text:span text:style-name="T163">,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128"><draw:frame draw:style-name="fr1" draw:name="Image13" text:anchor-type="paragraph" svg:width="6.9252in" svg:height="0.3661in" draw:z-index="12"><draw:image xlink:href="Pictures/1000000000000B720000009B428C9716555D8079.png" xlink:type="simple" xlink:show="embed" xlink:actuate="onLoad" loext:mime-type="image/png"/></draw:frame></text:p>
      <text:p text:style-name="P132">А будешь ерепениться, пошлём тебя обратно к д-ру Джамфу! </text:p>
      <text:p text:style-name="P132">Джамф привил ему рефлекс, и выбросил стимул. </text:p>
      <text:p text:style-name="P132">Похоже д-р Джамф сегодня проверял твою пипетку, а? </text:p>
      <text:p text:style-name="P136">—Нейл Носпикер 50,000 Оскорблений, § 6.72 </text:p>
      <text:p text:style-name="P136"><text:soft-page-break/>«Невежа Недоросль», Найлан Смит Прес,</text:p>
      <text:p text:style-name="P136">Кембридж (Массач.) 1933 </text:p>
      <text:p text:style-name="P136"/>
      <text:p text:style-name="Text_20_body"><text:span text:style-name="T84">Падинг</text:span>: Но не слишком ли это— </text:p>
      <text:p text:style-name="Text_20_body"><text:span text:style-name="T84">Пойнтсмен</text:span>: Сэр? </text:p>
      <text:p text:style-name="Text_20_body"><text:span text:style-name="T84">Падинг</text:span>: Разве это не <text:span text:style-name="T180">подло</text:span>, Пойнтсмен? Так вот вмешиваться в сознание другого человека? </text:p>
      <text:p text:style-name="Text_20_body"><text:span text:style-name="T84">Пойнтсмен</text:span>: Генерал, мы просто присоединяемся к длинному ряду экспериментов и изучения. Гавардский Университет, Армия США? Вряд ли это <text:span text:style-name="T181">подлые</text:span> заведения. </text:p>
      <text:p text:style-name="Text_20_body"><text:span text:style-name="T84">Падинг</text:span>: Мы не можем, Пойнтсмен, это зверство </text:p>
      <text:p text:style-name="Text_20_body"><text:span text:style-name="T84">Пойнтсмен</text:span>: Но американцы уже им занимались! разве не ясно? <text:span text:style-name="T181">М</text:span>ы с<text:span text:style-name="T181">же не с</text:span>овраща<text:span text:style-name="T181">ем</text:span> девственницу, или что— </text:p>
      <text:p text:style-name="Text_20_body"><text:span text:style-name="T84">Падинг</text:span>: <text:span text:style-name="T181">Выходит,</text:span> <text:span text:style-name="T181">будем</text:span> делать это потому, что американцы <text:span text:style-name="T181">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181">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181">со </text:span>сво<text:span text:style-name="T181">им</text:span> <text:span text:style-name="T181">Крошкой</text:span> Тайрон<text:span text:style-name="T181">ом </text:span>относительно <text:span text:style-name="T181">его </text:span>младенческого полового рефлекса. <text:span text:style-name="T181">Т</text:span>от год <text:span text:style-name="T181">отмечен приездом </text:span>Джамф<text:span text:style-name="T181">а</text:span> <text:span text:style-name="T181">в</text:span> Гарвард, <text:span text:style-name="T181">куда он </text:span><text:s/>прибы<text:span text:style-name="T181">л</text:span> из Дармштадта. Это было <text:span text:style-name="T182">на</text:span> начальной <text:span text:style-name="T182">стадии</text:span> его карьеры, прежде, чем <text:span text:style-name="T182">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182">за </text:span>одн<text:span text:style-name="T182">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182">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182">а</text:span> из трёх показателей, но тот пребывал ещё на стадии <text:span text:style-name="T182">разработки</text:span>. </text:p>
      <text:p text:style-name="Text_20_body"><text:span text:style-name="T182">Другое дело</text:span> эрекция, <text:span text:style-name="T182">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182">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188">Крошки</text:span> Т. </text:p>
      <text:p text:style-name="P43">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182">ли</text:span>ться <text:span text:style-name="T183">за предположенный период</text:span> сведения рефлекса к нулю. <text:span text:style-name="T182">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183">частичное</text:span> подавление <text:span text:style-name="T182">вне</text:span> предел<text:span text:style-name="T182">ов</text:span> нуля.» <text:span text:style-name="Emphasis">Курсив м-ра Пойнтсмена.</text:span> </text:p>
      <text:p text:style-name="P44">Может ли условный рефлекс сохраниться в человеке, скрытно, в продолжении 20 или 30лет? <text:span text:style-name="T183">Уг</text:span>асил ли <text:span text:style-name="T183">его</text:span> д-р Джамф <text:span text:style-name="T183">всего лишь</text:span> до нуля—дожда<text:span text:style-name="T183">вшись</text:span> пока ребёнок стал показывать нулевые эрекции на стимул х, и прекратил на этом? Может он забыл—или проигнорировал—«<text:span text:style-name="T183">частичное</text:span> подавление <text:span text:style-name="T182">вне</text:span> предел<text:span text:style-name="T182">ов</text:span> нуля»? Если проигнорировал, то почему? Что может <text:span text:style-name="T183">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183">Крошку</text:span> Тайрона—<text:span text:style-name="T183">то, как в случае с о</text:span>ткрыти<text:span text:style-name="T183">ем</text:span> Нового Света, разные люди сочли, что они открыли разные вещи. </text:p>
      <text:p text:style-name="Text_20_body">Роджер Мехико <text:span text:style-name="T183">полагает</text:span> это статистической странностью. Однако, он чувствует теперь некое <text:span text:style-name="T183">п</text:span>отрясение основ <text:span text:style-name="T183">данной</text:span> дисциплины, причём более сильное, чем позволительно колебать их <text:span text:style-name="T183">какой-то</text:span> странности. Странно, странно, странно—вдумайтесь в само слово: это взрывное «т» вслед за «с», переходит—<text:span text:style-name="T183">вне</text:span> предело<text:span text:style-name="T183">в</text:span> своего нуля—в иную область. Конечно, ты не переходишь. Но ты понимаешь, умом, <text:span text:style-name="T184">что</text:span><text:span text:style-name="Emphasis"> надо</text:span> <text:span text:style-name="T184">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184">им образом</text:span>, если вообще как<text:span text:style-name="T184">им-то</text:span>, <text:span text:style-name="T184">связано</text:span> это <text:span text:style-name="T184">с</text:span> секс<text:span text:style-name="T184">ом</text:span>. </text:p>
      <text:p text:style-name="Text_20_body">Но Эдвин Трикл, самый фрейди<text:span text:style-name="T184">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184">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184">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184">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5">Да, но тут не только дистрибуция. Обе схемы оказались идентичными. Они совпадают в каждом из квадратов. Слайды <text:span text:style-name="T184">снимков</text:span>, которые Теди Блот <text:span text:style-name="T184">сделал</text:span> с карты Слотропа, были спроецированы на Роджерову и обе картинки, девушки-звёзды и кружочки ракетны<text:span text:style-name="T184">х</text:span> удар<text:span text:style-name="T184">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184">довольно</text:span> <text:span text:style-name="T184">в</text:span>скор<text:span text:style-name="T184">е</text:span>, <text:s/>через <text:span text:style-name="T184">пару дней</text:span>, либо задержаться <text:s/>надолго, <text:span text:style-name="T184">до</text:span> десят<text:span text:style-name="T184">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6">И всё-таки стимулом, каким-то образом <text:span text:style-name="Emphasis">должна </text:span>быть ракета, некое предшествующее видение, некий <text:span text:style-name="T185">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185">а</text:span>, в порнографии и у проституток, возможно <text:span text:style-name="T185">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185">всё же </text:span>намёк под самым нашим носом у нас не хватает ума, или смелости, заметить?… </text:p>
      <text:p text:style-name="Text_20_body">Но, если это <text:span text:style-name="T185">нечто </text:span>в воздухе, прямо тут, прямо сейчас, тогда ракеты следуют <text:span text:style-name="T185">ему</text:span>, в 100% случаев. Без исключений. Обнаружив его, мы снова докажем железную детерминированность всего, <text:span text:style-name="T185">для </text:span>каждой души. <text:span text:style-name="T185">Это о</text:span>ста<text:span text:style-name="T185">вит</text:span> слишком мало места для каких-<text:span text:style-name="T185">либо</text:span> надежд вообще. Сами понимаете, насколько важным <text:span text:style-name="T185">станет</text:span> <text:span text:style-name="T185">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185">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186">а</text:span>я масс<text:span text:style-name="T186">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47">Конечно, предшествовавший Книге том—Сорок Одна Лекция—явился ему, 28-летнему, как наказ от п<text:span text:style-name="T186">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186">про</text:span>след<text:span text:style-name="T186">овав </text:span>за клубком тринадцать лет, он начинает кружить <text:span text:style-name="T186">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186">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187">тылок</text:span>, жуткие пенисы торчком, неорганич<text:span text:style-name="T187">ны</text:span>е, как и их глаза, что поблескивают инеем, или пластинками слюды, но не вожделением, и не к нему. Для них существует лишь работа…. </text:p>
      <text:p text:style-name="P83">–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189">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48">–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189">у</text:span>виде<text:span text:style-name="T189">в</text:span> белые преграды сквозь туман, <text:s/><text:span text:style-name="T189">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189">ающ</text:span>ая мозаика смотреть наружу в Пустыню… вне охранительного города… понятна лишь тем, кто отправляется вне… глаза вдал<text:span text:style-name="T189">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192">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189">для </text:span>себ<text:span text:style-name="T189">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190">быть</text:span> до конца жизни пациента, от всяких идей, чувств, самокритики, <text:span text:style-name="T190">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190">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190">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190">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49">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191">уме</text:span>ет полностью их найти. <text:span text:style-name="T191">С</text:span>леды <text:span text:style-name="T191">их </text:span>заполнились льдом и чуть позже были унесены в море. </text:p>
      <text:p text:style-name="P94"><draw:frame draw:style-name="fr1" draw:name="Image14" text:anchor-type="paragraph" svg:width="6.9252in" svg:height="0.3661in" draw:z-index="13"><draw:image xlink:href="Pictures/1000000000000B720000009B428C9716555D8079.png" xlink:type="simple" xlink:show="embed" xlink:actuate="onLoad" loext:mime-type="image/png"/></draw:frame></text:p>
      <text:p text:style-name="P84"><text:soft-page-break/>По тихому, скрытно от неё, камера следит как она движется, <text:span text:style-name="T193">пред</text:span>намеренно никуда, по комнатам, длинноногая, <text:span text:style-name="T193">с </text:span>подростков<text:span text:style-name="T193">ой</text:span> шир<text:span text:style-name="T193">иной</text:span> и присутуленность<text:span text:style-name="T193">ю</text:span> плеч, волосы не <text:span text:style-name="T193">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193">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193">из</text:span> <text:span text:style-name="T193">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193">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193">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193">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193">в</text:span> его понятия<text:span text:style-name="T193">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193">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194">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194">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194">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0"><text:span text:style-name="T194">За</text:span> отражени<text:span text:style-name="T194">я</text:span>, которые она видит в зеркале, Катье тоже удостаивается удовлетворённости оператора, но ей известно то, ч<text:span text:style-name="T194">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195">оч</text:span>ка пятн<text:span text:style-name="T195">ист</text:span>ых трещин, а в его ночном дыхании, в тёмной печи его самого, навсегда <text:span text:style-name="T195">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195">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01">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195">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195">добавлен </text:span>Миполам, новый поливиниловый хлорид… крохотные кусочки лезвия бритвы топорщ<text:span text:style-name="T195">атся</text:span> из жизнеподобной розовой влажности, сотнями, о которые Катье, стоя на коленях, <text:span text:style-name="T195">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196">по всей</text:span> его светл<text:span text:style-name="T196">ой</text:span> кож<text:span text:style-name="T196">е</text:span> пятна послеполуденн<text:span text:style-name="T196">ого </text:span>блес<text:span text:style-name="T196">ка</text:span> синтетически оранжев<text:span text:style-name="T196">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196">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196">даже </text:span>сдержать дыхание, на минуту <text:span text:style-name="T196">по</text:span>чувств<text:span text:style-name="T196">овав</text:span> учащённое биенье <text:span text:style-name="T196">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196">та</text:span>ли». Унижение пойдёт на пользу пареньку по утрам в расположении, в строю его батареи возле <text:span text:style-name="Emphasis">Schußstelle 3</text:span>, где когда-то <text:span text:style-name="T209">неистово проносились </text:span><text:s/>лошади перед <text:span text:style-name="T209">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195">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196">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196">открыто</text:span> они не обсуждают это, похоже, Катье, Готфрид и Капитан Блисеро <text:span text:style-name="T196">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197">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197">лишь</text:span> топливо и окислитель. Но Капитан Блисеро с трепе<text:span text:style-name="T197">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197">ючено</text:span>—<text:span text:style-name="T197">за</text:span>част<text:span text:style-name="T197">ую</text:span> ракеты, <text:span text:style-name="T197">свихнувшись</text:span>, разворачиваются куда попадя с жутким ржанием в небе, разворачиваются и падают, каждая согласно своему <text:span text:style-name="T197">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197">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197">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197">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197">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198">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1">Он ничего не может поделать. Посреди умирающего рейха, где приказы становятся бессильн<text:span text:style-name="T198">ее </text:span>бумаг<text:span text:style-name="T198">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198">ине</text:span> сердц<text:span text:style-name="T198">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198">из</text:span> всех в<text:span text:style-name="T198">ероят</text:span>ных подталкивани<text:span text:style-name="T198">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199">вызвал</text:span> эха <text:span text:style-name="T199">у</text:span> Судьбы безгласной.... Это он, Блисеро, взбирается на гору, как и взбирался почти уже 20 лет, задолго до того как принял <text:span text:style-name="T199">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199">из </text:span>форм Восточного фронта) в баре, на улице, в каком угодно тесном и неудобном костюме, тот безупречно реагировал на футбольный мяч, <text:span text:style-name="T199">когда</text:span> шутники, узнав его, <text:span text:style-name="T199">швыряли в него из</text:span> ниоткуда—бессмертное исполнение! один из тех импровизированных ударов, <text:span text:style-name="T199">до того</text:span> невозможно высоких, так чётко параболичных, мяч взмывает на мили вверх, чтобы <text:span text:style-name="T199">скользнуть</text:span> точн<text:span text:style-name="T199">ёхоньк</text:span>о меж двух высоких, фалличных электрических колонн Ufa-театра на Фридрихштрассе… он мог удерживать мяч на голове <text:span text:style-name="T199">вдоль</text:span> нескольк<text:span text:style-name="T199">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199">ывник</text:span>, уже пушечное мясо, бледный свет бара <text:span text:style-name="T199">лоится</text:span> поперёк его коротко остриженного черепа—«это рефлексы, понимаешь… Не я… Просто рефлексы». Когда же начал<text:span text:style-name="T199">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199">в которых таятся</text:span> не менее загадочны<text:span text:style-name="T199">е</text:span> гост<text:span text:style-name="T199">и</text:span>, чужак<text:span text:style-name="T199">и</text:span>, иногда не менее причудливы<text:span text:style-name="T199">е</text:span>, чем дар всегда оказываться там, где нет взрывов… кто-нибудь из <text:span text:style-name="T1">них</text:span>, это<text:span text:style-name="T202">го</text:span> сырь<text:span text:style-name="T202">я</text:span>, «<text:span text:style-name="T199">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00">Чересчур уж состарился</text:span>, грипп <text:s/>проходит не <text:span text:style-name="T200">так уже</text:span> быстро, живот может скрутить иногда на весь день, глаза ощутимо слепее с каждой <text:span text:style-name="T200">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00">нулась бы</text:span>, навсегда. Всё прочее лишь любовная игра перед актом. </text:p>
      <text:p text:style-name="P93">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03">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04">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04">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10">Страной</text:span>-<text:span text:style-name="T204">Боли</text:span>, стали сов<text:span text:style-name="T204">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04">х</text:span> белым песком <text:span text:style-name="T204">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04">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04">для</text:span> обеспеч<text:span text:style-name="T204">ения</text:span> точно<text:span text:style-name="T204">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84">in hoc signo vinces</text:span></text:span><text:span text:style-name="T84">.</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04">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113"><text:span text:style-name="Emphasis">Bringt doch der Wanderer auch vom Hange des Bergrands nicht eine </text:span></text:p>
      <text:p text:style-name="P113"><text:span text:style-name="Emphasis">Hand voll Erde ins Tal, die alle unsägliche, sondern ein erworbenes </text:span></text:p>
      <text:p text:style-name="P113"><text:span text:style-name="Emphasis">Wort, reines, den gelben und blaun Enzian.</text:span> </text:p>
      <text:p text:style-name="P52"/>
      <text:p text:style-name="Text_20_body">– Омухона… посмотри на меня. Я красный и коричневый… чёрный, омухона. </text:p>
      <text:p text:style-name="Text_20_body">– <text:span text:style-name="Emphasis">Liebchen</text:span>, <text:span text:style-name="T205">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05">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05">ой</text:span> ролей, незачем бросаться наружу где… </text:p>
      <text:p text:style-name="P53">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05">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05">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37">о́</text:span>том пропахшей шерсти, сдерживая напряжённый смех, <text:span text:style-name="T206">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07">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07">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07">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4">–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07">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08">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08">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08">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08">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08">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115">ic heb u liever dan ên everswîn, </text:p>
      <text:p text:style-name="P114"><text:span text:style-name="T1">al waert van finen goude ghewracht</text:span> </text:p>
      <text:p text:style-name="P55"/>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215">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95"><draw:frame draw:style-name="fr1" draw:name="Image15" text:anchor-type="paragraph" svg:width="6.9252in" svg:height="0.3661in" draw:z-index="14"><draw:image xlink:href="Pictures/1000000000000B720000009B428C9716555D8079.png" xlink:type="simple" xlink:show="embed" xlink:actuate="onLoad" loext:mime-type="image/png"/></draw:frame></text:p>
      <text:p text:style-name="P85">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211">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211">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6">– Вы заходили, когда у меня была банальная лихорадка,– вспоминает она Слотропа,– мы в тот день заварили чай из полыни.– Ну, конечно, сейчас даже <text:span text:style-name="T211">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212">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212">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212">и</text:span> Остином нашли давны<text:span text:style-name="T212">м</text:span>-давно <text:span text:style-name="T212">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212">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6"><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59">– Это точно,– после первого глотка, жалея, что мало она добавила лимонного сока, или хот<text:span text:style-name="T212">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212">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212">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57">– Так мне и надо,– говорит Слотроп, удивляясь что это он хотел этим сказать, прихлёбыва<text:span text:style-name="T212">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212">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212">яка</text:span> это <text:span text:style-name="T212">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213">защёлка</text:span>, кольцо и всё прочее, одна из серии патриотических сластей выпущенных <text:span text:style-name="T213">до того как</text:span> сахар стал таким дефицитом, <text:span text:style-name="T213">наряду</text:span>, как он определил заглянув в банку, <text:span text:style-name="T213">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213">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213">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213">е</text:span> с короткими рукавами. Испарения бензоина проникают <text:span text:style-name="T213">ему в</text:span> мозг. Голова плывёт кругом в нимбе из<text:span text:style-name="T213">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213">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213">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214">ми</text:span> эбонитовы<text:span text:style-name="T214">ми</text:span> напёрстк<text:span text:style-name="T214">ами</text:span> из прошлого столетия, <text:span text:style-name="T214">за </text:span>шпильк<text:span text:style-name="T214">ам</text:span>и, част<text:span text:style-name="T214">ям</text:span>и клапанов, резьбовы<text:span text:style-name="T214">ми</text:span> запчаст<text:span text:style-name="T214">ям</text:span>и от непонятных музыкальных инструментов, радиодетал<text:span text:style-name="T214">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214">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214">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58">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214">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214">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96"><draw:frame draw:style-name="fr1" draw:name="Image16" text:anchor-type="paragraph" svg:width="6.9252in" svg:height="0.3661in" draw:z-index="15"><draw:image xlink:href="Pictures/1000000000000B720000009B428C9716555D8079.png" xlink:type="simple" xlink:show="embed" xlink:actuate="onLoad" loext:mime-type="image/png"/></draw:frame></text:p>
      <text:p text:style-name="P86">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216">бьёт в</text:span> стенку его груди… –«Ооо»,– вырвалось у неё и она потянулась обнять его, отбросив всякую сдержанность, открыта, <text:span text:style-name="T216">вся </text:span>дрожа, пока они прижимались друг к другу. <text:span text:style-name="T216">Позже</text:span> она ему рассказывала, что как только он взял её руку в тот вечер, она кончила. И первый раз, когда он прикоснулся к её пизде, <text:span text:style-name="T216">при</text:span>стисну<text:span text:style-name="T216">л</text:span> мягкую пизду Джессики <text:span text:style-name="T216">сквозь</text:span> её трусики, дрожь <text:span text:style-name="T216">снова</text:span> началась высоко меж её ляжек, охватывая <text:span text:style-name="T216">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216">В ходе этого</text:span>, свет для <text:span text:style-name="T216">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216">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216">вот</text:span> ощущение. Резко вверх до уровня кожи, выплёскиваясь <text:span text:style-name="T216">из</text:span> его соск<text:span text:style-name="T216">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217">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217">Поб</text:span>ывала ли когда-нибудь его <text:span text:style-name="T217">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217">ся</text:span>т <text:span text:style-name="T217">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217">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221">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217">О</text:span>щути<text:span text:style-name="T217">в</text:span> как его первые тёплые вздохи к<text:span text:style-name="T217">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3">«…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218">обмягчившийся</text:span> хуй млеет, свисая <text:span text:style-name="T218">через</text:span> его ляжк<text:span text:style-name="T218">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218">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0">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218">е</text:span> как-то втиснуты все в высоко закреплённую кабину и поголовно уставились вниз,<text:span text:style-name="T218"> из</text:span> <text:span text:style-name="T218">своей</text:span> поросячьей возн<text:span text:style-name="T218">и</text:span> по свиноматке, для лучшего обзора, глаза вылуплены, смуглые, слюна каплет <text:span text:style-name="T218">с</text:span> губ, <text:span text:style-name="T218">этого </text:span>представления его Джессики Свонлейк со скандально голой грудью и его самого пытающегося притормозить и отстать от грузовика—да <text:span text:style-name="T218">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219">ка</text:span> об<text:span text:style-name="T219">гона</text:span> и <text:span text:style-name="T1">впрямь</text:span> покажется подозрительны<text:span text:style-name="T219">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219">ман</text:span>… </text:p>
      <text:p text:style-name="P61">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219">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1">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219">уж</text:span>—ну, вот, как раз тут, под затылком его шишковатой головы как у десятилетнего мальчика. Она его целует вверх и вниз кисло солён<text:span text:style-name="T219">ого</text:span> кусоч<text:span text:style-name="T219">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2">Однажды утром—он не видел её уже около полумесяца—он проснулся в своей келье отшельника в «Белом Посещении» с напряжённо стоячим, <text:s/>веки <text:span text:style-name="T219">не разодрать</text:span>, и с длинным <text:soft-page-break/>светло-каштановым волосом впутавшимся ему в рот. Это явно не его волос. И ни кого-<text:span text:style-name="T219">нибудь</text:span> <text:span text:style-name="T219">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219">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220">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220">которое</text:span> её призрачная любовь смогла протолкнуть на эту сторону, к единственному кто что-то значил.... Один такой <text:span text:style-name="T220">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220">на </text:span>чуть <text:span text:style-name="T220">попозже</text:span>, так и <text:span text:style-name="T220">подмывало</text:span> оглянуться через плечо, или даже просто в, в старое зеркало, знаешь, <text:span text:style-name="T220">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18">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220">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220">по</text:span> зеркала<text:span text:style-name="T220">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87">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222">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222">ет</text:span>, что <text:span text:style-name="T222">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222">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226">o</text:span> <text:span text:style-name="Emphasis">зреющим нарывом посреди города</text:span>… но <text:span text:style-name="T223">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223">ведавшего,</text:span> пока не прошло, <text:span text:style-name="T223">как</text:span> ясно он <text:span text:style-name="T223">понимает</text:span> честную половину своей жизни, которой сейчас была Джессика, <text:span text:style-name="T223">как</text:span> фанатично должна его мать Война <text:span text:style-name="T223">возмущаться</text:span> её красот<text:span text:style-name="T223">ой,</text:span> её нахальн<text:span text:style-name="T223">ым</text:span> безразличие<text:span text:style-name="T223">м</text:span> к <text:span text:style-name="T223">догмам</text:span> смерти, в которые он <text:span text:style-name="T223">совсем</text:span> недавно <text:span text:style-name="T223">верил</text:span>—её не<text:span text:style-name="T224">одоли</text:span>м<text:span text:style-name="T224">ой</text:span> надежд<text:span text:style-name="T224">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85">,</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225">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116"><text:span text:style-name="Emphasis"><text:span text:style-name="T85">In dulci jubilo </text:span></text:span></text:p>
      <text:p text:style-name="P116"><text:span text:style-name="Emphasis"><text:span text:style-name="T85">Nun singet und seid froh! </text:span></text:span></text:p>
      <text:p text:style-name="P116"><text:span text:style-name="Emphasis"><text:span text:style-name="T85">Unsers Herzens Wonne </text:span></text:span></text:p>
      <text:p text:style-name="P116"><text:span text:style-name="Emphasis"><text:span text:style-name="T85">Leit in</text:span></text:span><text:span text:style-name="Emphasis"> praesipio, </text:span></text:p>
      <text:p text:style-name="P116"><text:span text:style-name="Emphasis"><text:span text:style-name="T85">Leuchtet vor die Sonne </text:span></text:span></text:p>
      <text:p text:style-name="P116"><text:span text:style-name="Emphasis"><text:span text:style-name="T85">Matris in gremio</text:span></text:span><text:span text:style-name="Emphasis">. </text:span></text:p>
      <text:p text:style-name="P116"><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88"><text:span text:style-name="T245">Сочельником веет </text:span><text:s/>с моря, <text:span text:style-name="T227">оно</text:span> сегодня на закате сияло зеленью и гладью, как стекло насыщенное железом: <text:span text:style-name="T227">веет</text:span> каждый день на нас, вс<text:span text:style-name="T227">е</text:span> неб<text:span text:style-name="T227">еса</text:span> <text:span text:style-name="T227">вышние</text:span> брюхатится святыми и тонкими <text:span text:style-name="T227">фанфарами</text:span> глашатаев. Ещё один год свадебных платьев, <text:span text:style-name="T227">что застряли</text:span> в сердце зимы, <text:span text:style-name="T227">по прежнему</text:span> невостребованны<text:span text:style-name="T227">ми</text:span>, <text:span text:style-name="T227">так и</text:span> висят себе тихими атласными рядами, <text:span text:style-name="T227">сборочки</text:span> белы<text:span text:style-name="T227">х</text:span> вуал<text:span text:style-name="T227">ей</text:span> начинают желтеть, и только <text:span text:style-name="T227">лишь </text:span>чуть всколыхиваются, когда <text:span text:style-name="T227">ты </text:span>проходишь мимо, зритель… гость <text:span text:style-name="T227">во </text:span>всех тупик<text:span text:style-name="T227">ах</text:span> города.... Уловив в платьях собственное отраженье пару раз, <text:s/>пол<text:span text:style-name="T227">увозникающее</text:span> из тени, <text:span text:style-name="T227">просто</text:span> лишь смазано яркие цвета по <text:span text:style-name="Emphasis">peau de soie</text:span>, <text:span text:style-name="T227">по</text:span>тянешься туда, где <text:span text:style-name="T227">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227">ристойными</text:span> мыло<text:span text:style-name="T227">м и </text:span>пудрой. Однако, сердцем своим девственна, и в надеждах своих <text:span text:style-name="T227">тоже</text:span>. <text:span text:style-name="T228">И не рассчитывай на</text:span> ярко-швейцарск<text:span text:style-name="T228">ие</text:span> или кристал<text:span text:style-name="T228">ь</text:span>но-<text:span text:style-name="T228">хрустальные праздники</text:span>, но <text:span text:style-name="T228">на</text:span> тёмный, затянутый тучами день <text:span text:style-name="T228">со</text:span> снег<text:span text:style-name="T228">ом, что</text:span> валит пеленой за городом, пелена халатов зимы, мягких <text:span text:style-name="T228">среди</text:span> ноч<text:span text:style-name="T228">и</text:span>, почти безветренно дышащих <text:span text:style-name="T228">под боком</text:span>. На станциях города <text:span text:style-name="T228">возвратившиеся</text:span> из Индо-Китая <text:span text:style-name="T228">военно</text:span>пленные <text:s/>прогуливают свои <text:span text:style-name="T228">жутко</text:span> вы<text:span text:style-name="T228">пир</text:span>ающие кости, <text:span text:style-name="T228">невесомые</text:span> как тот соня, или сони на лике луны, среди колясок на хроме пружин, из чёрных шкур, гулких как барабаны, меж <text:span text:style-name="T228">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229">холодок</text:span> ярки<text:span text:style-name="T229">х</text:span> облак<text:span text:style-name="T229">ов</text:span> среди запахов угля и пара, и <text:span text:style-name="T229">металло</text:span>пространства среди стоящих в очереди, бродящих, устало спящих, понаеха<text:span text:style-name="T229">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229">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229">ми</text:span> из посине<text:span text:style-name="T229">лых</text:span> орбит, сквозь головную боль, которую не может снять никакой Алазилс. Итальянцы-военнопленные бранятся из-под мешков с почтой, что <text:span text:style-name="T229">разбухают</text:span>, ежечасно прибывая с гулким эхом, <text:span text:style-name="T229">празднич</text:span>ной толщин<text:span text:style-name="T229">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229">всерьёз</text:span> рассматривает вопрос <text:span text:style-name="T229">составления</text:span> списка Неприемлемых Песен, с таблатурой для укелеле, <text:span text:style-name="T229">в целях</text:span> облегч<text:span text:style-name="T229">ения</text:span> опознани<text:span text:style-name="T229">я. </text:span><text:s/>Их жизнерадостность и любовь к песням, <text:span text:style-name="T229">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230">так что</text:span> они решили, сами по себе, придерживаться <text:soft-page-break/>профессионального итальянства, поглядыва<text:span text:style-name="T230">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230">сгущается</text:span> женщинами, бесцельно… <text:span text:style-name="T230">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230">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230">там </text:span>крокет <text:span text:style-name="T230">по</text:span>среди зимы, им хочется полуот<text:span text:style-name="T230">ключившейся</text:span> воскресной сонливости опавших листьев усохшего сада. Если же подвернётся вдруг <text:span text:style-name="T230">бесшабашно свежий</text:span> <text:s/>мир, типа ябло<text:span text:style-name="T230">чка</text:span> сброшенно<text:span text:style-name="T230">го</text:span> ветром <text:span text:style-name="T230">под</text:span> ног<text:span text:style-name="T230">и</text:span>, ну, найдётся время как-нибудь приноровиться… Но <text:span text:style-name="T231">они разохотились на </text:span><text:s/>почти послевоенн<text:span text:style-name="T232">ую</text:span> роскош<text:span text:style-name="T232">ь</text:span> <text:span text:style-name="T232">в</text:span> эт<text:span text:style-name="T232">у</text:span> недел<text:span text:style-name="T232">ю</text:span>, купить набор <text:span text:style-name="T232">детского </text:span>электр<text:span text:style-name="T232">о</text:span>поезда, <text:span text:style-name="T232">и тем самым попытаться каждому озарить </text:span><text:s/>свой набор маленьких <text:span text:style-name="T232">важных лиц</text:span>, сгладить свою <text:span text:style-name="T233">отчуждённость</text:span>, <text:span text:style-name="T233">так</text:span> знакомы <text:span text:style-name="T233">по</text:span> фотографи<text:span text:style-name="T233">ям</text:span> все, <text:span text:style-name="T233">а теперь вот в</text:span> жизни, охи <text:span text:style-name="T233">и </text:span>ахи, но не сейчас, не здесь на станции, <text:span text:style-name="T233">любое из</text:span> самы<text:span text:style-name="T233">х нужных</text:span> движени<text:span text:style-name="T233">й</text:span>: Война <text:span text:style-name="T233">избегала</text:span> их, за<text:span text:style-name="T233">капыва</text:span>ла, эти <text:span text:style-name="T233">произвольные</text:span> губительные <text:span text:style-name="T233">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234">из </text:span>деревенских в<text:span text:style-name="T234">е</text:span>сны и лета—они играли<text:span text:style-name="T234">сь</text:span> настоящими жестянками того же пирога—танки, истребители танков, дзоты, дредноуты розово-мясые, сине-жёлтые, <text:span text:style-name="T234">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234">И вовсе не верой платят они</text:span>—<text:span text:style-name="T234">это выходит</text:span> само собой. Он явился Новый Младенец. В волшебную ночь <text:span text:style-name="T234">перед этим</text:span>, животные <text:span text:style-name="T234">за</text:span>гов<text:span text:style-name="T234">орят между собой</text:span>, а небо будет из молока. Бабушки и дедушки, которые каждую неделю ждали пока Радио Доктор <text:span text:style-name="T234">станет</text:span> спрашивать, Что Такое Геморрой? Что Такое Энфизема? Что Такое Сердечный Приступ? <text:span text:style-name="T234">начнут</text:span> ждать за пределы бессонницы, <text:span text:style-name="T234">снова</text:span> <text:span text:style-name="T234">следить</text:span>, чтобы не <text:span text:style-name="T234">произошло</text:span> ежегодное невозможное, но с каким-то <text:span text:style-name="T235">зловредным </text:span>осадком—<text:span text:style-name="Emphasis">это</text:span> вот склон, небо <text:span text:style-name="Emphasis">может</text:span> показаться <text:span text:style-name="T235">нам </text:span>светлее—<text:span text:style-name="T235">как бы</text:span> трепет, хороший момент, которого т<text:span text:style-name="T235">ы</text:span> так <text:span text:style-name="T235">ждал</text:span>, не совсем обл<text:span text:style-name="T235">амывается</text:span>, но <text:span text:style-name="T235">у</text:span>же далеко не чудо… на посту в своих свитерах и шалях, наигранно сердитые, но осадок внутри <text:span text:style-name="T235">оживает в</text:span> нов<text:span text:style-name="T235">ой</text:span> зимн<text:span text:style-name="T235">ей</text:span> ферментаци<text:span text:style-name="T235">и</text:span> каждый год, всякий раз чуть слабее, но всегда <text:span text:style-name="T235">годен на то</text:span>, чтоб оживиться в эту пору…. <text:span text:style-name="T236">Обнослись догола</text:span>, блестящие костюмы и наряды <text:span text:style-name="T236">поры </text:span>шатания по пабам в <text:span text:style-name="T236">годы</text:span> их расцвета давно разодраны на полосы <text:span text:style-name="T236">для </text:span>обмот<text:span text:style-name="T236">ки</text:span> труб горячей воды и нагревател<text:span text:style-name="T236">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236">сколько</text:span> они знают своё <text:s/>тел<text:span text:style-name="T236">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236">до наступления новой</text:span> <text:s/>весн<text:span text:style-name="T236">ы</text:span>, слишком спешит, но похоже никому до этого <text:span text:style-name="T236">и</text:span> дела нет, или <text:span text:style-name="T236">же </text:span>не понимают. Войн<text:span text:style-name="T236">а нуждается в</text:span> электричеств<text:span text:style-name="T236">е</text:span>. <text:span text:style-name="T236">Идёт ускоренная</text:span> игра, Электро Монополия, между электрокомпаниями, Центральны<text:span text:style-name="T236">м</text:span> Комитет<text:span text:style-name="T236">ом по</text:span> Электричеств<text:span text:style-name="T236">у</text:span> и прочи<text:span text:style-name="T236">ми</text:span> ведомства<text:span text:style-name="T236">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237">лицом к лицу со</text:span> всеми старыми бессонными глазами—раскручивают свои минуты до воя переходящего в писк, до прострел<text:span text:style-name="T237">а в</text:span> сирен<text:span text:style-name="T237">у</text:span>. Это Безумный Карнавал Ночи. Веселье под <text:span text:style-name="T237">сенью</text:span> минутных стрелок. Истерика на бледных лицах циферблатов. Электрокомпании <text:span text:style-name="T237">твердят</text:span> о нагрузках, военные потребности столь велики, что часы снова замедлятся, если только этот ночной марш не краден<text:span text:style-name="T237">ная энергия</text:span>, <text:span text:style-name="T237">однако,</text:span> предпо<text:span text:style-name="T237">лагаемые</text:span> нагрузки не случаются <text:s/>день <text:span text:style-name="T237">ото дня </text:span>и Сеть по<text:span text:style-name="T237">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238">превратит нас в</text:span> самы<text:span text:style-name="T238">е</text:span> забыты<text:span text:style-name="T238">е</text:span> корн<text:span text:style-name="T238">и самих нас</text:span>. Но над морем туман сегодня, всё ещё тихо<text:span text:style-name="T238">нько</text:span> <text:span text:style-name="T238">извлекаемый</text:span> жемчуг. В центре города дуговые лампы трещат, взъерепенясь, в <text:span text:style-name="T238">приглушённом</text:span> сиянии на центральны<text:span text:style-name="T238">е</text:span> линии улиц, слишком льдистого цвета для свечек, в слишком густой измороси для <text:span text:style-name="T238">холокоста</text:span>… высокие красные автобусы <text:span text:style-name="T239">по</text:span>шат<text:span text:style-name="T239">ыва</text:span>ются, со всех фар маскировка снята недавн<text:span text:style-name="T239">им</text:span> распоряжени<text:span text:style-name="T239">ем</text:span>, теперь уворачивайся, пересекай ослеплённый, громадные, <text:span text:style-name="T239">горстями <text:s/>надранные</text:span> клочья сырости <text:span text:style-name="T239">ве</text:span>ют мимо, одинокие как пляжи под перламутровым туманом, чья колючая проволока, <text:s/>никогда не <text:span text:style-name="T239">изведавшая</text:span> внутреннего укуса тока, <text:s/>лишь пассивно тян<text:span text:style-name="T239">ется</text:span>, окисляясь в ночи, <text:span text:style-name="T239">обвивает теперь </text:span>как подводная водоросль, <text:span text:style-name="T240">кольцами, зверски холодная, </text:span>острая как скорпион, весь песок <text:span text:style-name="T239">милю за милей </text:span>без единого следа гуляющих, <text:span text:style-name="T240">с тех пор как</text:span> <text:span text:style-name="T239">ушли</text:span> <text:span text:style-name="T240">прогулочные лайнеры </text:span><text:s/>последни<text:span text:style-name="T240">х</text:span> лет мирного времени <text:span text:style-name="T240">торжественно провожать</text:span> прежни<text:span text:style-name="T240">й</text:span> мир <text:span text:style-name="T241">вечеров с</text:span> вином, оливковой рощицей, <text:span text:style-name="T241">дымом </text:span>трубоч<text:span text:style-name="T241">ки</text:span>, про<text:span text:style-name="T241">чь по ту сторону</text:span> Войны, теперь <text:span text:style-name="T241">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241">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241">е</text:span>ляются насколько получится, <text:span text:style-name="T241">настолько</text:span> далеко от своих овечьих одёжек, насколько год дозволит им отбрести. Так приидите ж. О<text:span text:style-name="T241">т</text:span>ставьте <text:span text:style-name="T241">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242">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242">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242">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242">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242">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242">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242">дать</text:span> шанс друг<text:span text:style-name="T242">ой</text:span> ноч<text:span text:style-name="T242">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242">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242">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243">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243">Черчилля</text:span>?», «Арри Полит<text:span text:style-name="T245">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117"><text:span text:style-name="Emphasis"><text:span text:style-name="T87">O</text:span></text:span><text:span text:style-name="Emphasis"><text:span text:style-name="T243">, </text:span></text:span><text:span text:style-name="Emphasis">Jesu parvule</text:span>,</text:p>
      <text:p text:style-name="P117">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244">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97"><draw:frame draw:style-name="fr1" draw:name="Image17" text:anchor-type="paragraph" svg:width="6.9252in" svg:height="0.3661in" draw:z-index="16"><draw:image xlink:href="Pictures/1000000000000B720000009B428C9716555D8079.png" xlink:type="simple" xlink:show="embed" xlink:actuate="onLoad" loext:mime-type="image/png"/></draw:frame></text:p>
      <text:p text:style-name="P89">Парадоксальная фаза, <text:span text:style-name="T246">если</text:span> слабые стимулы вызывают <text:span text:style-name="T246">резкую</text:span> реакцию.... Когда это было? Н<text:span text:style-name="T246">а какой-то</text:span> ранн<text:span text:style-name="T246">ей</text:span> стади<text:span text:style-name="T246">и</text:span> сна: <text:s/>не услы<text:span text:style-name="T246">ш</text:span>ал <text:span text:style-name="T246">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246">упорно </text:span>вибрир<text:span text:style-name="T246">овали</text:span>, ужас<text:span text:style-name="T246">аясь</text:span> <text:span text:style-name="T246">подобной</text:span> армад<text:span text:style-name="T246">е</text:span> бомбардировщиков <text:span text:style-name="T246">летящих</text:span> на задание. Твоя собственная фигура недвижна, дышит ртом, одна, лицом <text:span text:style-name="T246">к</text:span>верх<text:span text:style-name="T246">у</text:span> на узкой койке <text:span text:style-name="T246">у</text:span> стен<text:span text:style-name="T246">ы</text:span> <text:span text:style-name="T246">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246">е</text:span> футов над твоим лицом <text:span text:style-name="T246">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247">ется, следуя</text:span> наклонной линии, по воздуху. И тут, неожиданно, он появился снова, курс <text:span text:style-name="T247">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247">теперь уже</text:span>, восприн<text:span text:style-name="T247">ято</text:span> присутствующими как пред<text:span text:style-name="T247">вест</text:span>ие—что-то не так, что-то совсем <text:span text:style-name="T247">даже </text:span>не так на сегодня… Никто не знает что означает этот круг света. <text:span text:style-name="T247">Была собрана</text:span> комиссия, <text:span text:style-name="T247">проводилось</text:span> исследование, ответ был так маняще близок—но теперь поведение света изменилось…. Собрание откладывается. От <text:span text:style-name="T247">столь</text:span> беспорядочных сполохов, наполняешься ожиданием чего-то ужасного—не <text:span text:style-name="T247">так</text:span>, чтоб <text:span text:style-name="T247">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248">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249">светящегося </text:span>круг<text:span text:style-name="T249">а</text:span>, ты вместо этого сворачиваешь влево. С тобою девушка, которая тебе жена, хотя вы никогда не <text:span text:style-name="T249">вступали в брак</text:span>, <text:span text:style-name="T249">и</text:span> никогда не встречал её прежде, но зн<text:span text:style-name="T249">аешь</text:span> <text:span text:style-name="T249">уже </text:span>много лет. Она молчит. Недавно прошёл дождь. Всё поблескивает, кр<text:span text:style-name="T265">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249">тот </text:span>кратко мигает и гаснет. Несмотря на явную свежесть, недавний дождь, живые цветы, <text:s/>вид <text:span text:style-name="T249">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249">Всё сияет вокруг</text:span>. Влага на мостовой. <text:span text:style-name="T249">Набрасывая</text:span> как<text:span text:style-name="T249">ой</text:span>-то тёплы<text:span text:style-name="T249">й</text:span> капюшон <text:span text:style-name="T249">себе на</text:span> <text:s/>шею и плечи, ты хочешь сказать жене: «Это самый зловещий момент <text:span text:style-name="T249">в этот вечер</text:span>». Но есть слово <text:span text:style-name="T249">подходящее лучше</text:span> «зловещ<text:span text:style-name="T249">его</text:span>». Пытаешься вспомнить его. Это чьё-то имя. Оно ждёт за сумерками, ясность, белые цветы. Свет <text:span text:style-name="T249">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250">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251">исхлёстаны</text:span> стеклянистой <text:span text:style-name="T251">круговертью</text:span> с французистыми завит<text:span text:style-name="T251">уш</text:span>ками <text:span text:style-name="T251">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251">засеивают</text:span> <text:s/>воспоминания<text:span text:style-name="T251">ми</text:span> зим<text:span text:style-name="T251">у</text:span>, <text:span text:style-name="T251">их </text:span>семена <text:s/>никогда не прорастут, <text:span text:style-name="T251">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251">т</text:span>смену, который тут не присутствует, которому не передадут, потому что <text:span text:style-name="T252">у </text:span>пар<text:span text:style-name="T251">ы</text:span>-<text:span text:style-name="T251">тройки</text:span>, <text:span text:style-name="T251">в</text:span> Секции Пси, способных расслышать, <text:span text:style-name="T252">подобного</text:span> загадочн<text:span text:style-name="T252">ого</text:span> хлам<text:span text:style-name="T252">а</text:span> <text:span text:style-name="T252">завались</text:span> на каждом сеансе—если вообще <text:span text:style-name="T252">обратят внимание</text:span>, то <text:span text:style-name="T252">оно отметится</text:span> в проект<text:span text:style-name="T252">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252">а</text:span> бедняга Спектро взлетел в освещённой норе-кабинке <text:span text:style-name="T252">как </text:span>и вся тёмная палата, ста<text:span text:style-name="T252">ли</text:span> часть<text:span text:style-name="T252">ю</text:span> взрыва, чьё приближение он так и не услы<text:span text:style-name="T252">х</text:span>ал, звук слишком запаздывает, уже после взрыва, призрак ракеты <text:span text:style-name="T252">приветствует</text:span> призраки только что произведённые ею. Дальше тишина. <text:span text:style-name="T252">Очередной</text:span> «случай» для Роджера Мехико, <text:soft-page-break/>воткнуть кругоголовую кнопку в его карту, квадрат перешёл <text:span text:style-name="T252">от</text:span> дв<text:span text:style-name="T252">у</text:span>х к трём попаданиям, <text:span text:style-name="T253">выравнивая</text:span> заполн<text:span text:style-name="T253">ение</text:span> тр<text:span text:style-name="T253">ёх вероятностей</text:span>, что как-то отставали в последнее время…. </text:p>
      <text:p text:style-name="Text_20_body">Кнопка? <text:span text:style-name="T254">Да и</text:span> того меньше, просто дырка от кнопки в бумаге, <text:span text:style-name="T254">которую</text:span> однажды <text:span text:style-name="T254">снимут</text:span>, когда ракеты <text:span text:style-name="T254">прекратят</text:span> падать, или когда молодой статистик решит забросить свой подсчёт, бумагу у<text:span text:style-name="T254">несут</text:span> уборщицы, она будет разодрана, сгорит… Пойнтсмен один, беспомощно ч<text:span text:style-name="T254">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255">одинаковая</text:span> смертность… эти трагичные дни… Но вот он уже просто трясётся, <text:span text:style-name="T254">разрешает</text:span> себе уставиться через пространство своего кабинета на Книгу, напомнить себе, что из <text:span text:style-name="T254">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4">В общем, Крыло Д это прикрытие «Белого Посещения», всё ещё содержащее пару настоящих пациентов. Мало кто из <text:span text:style-name="T263">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263">работники</text:span> ПРПУКа терп<text:span text:style-name="T263">я</text:span>т садовое и довоенное сумасшествие Крыла Д, <text:span text:style-name="T256">крайне</text:span> <text:span text:style-name="T256">редко</text:span> находя <text:span text:style-name="T256">случай для</text:span> обмена информацией о лечении и симптомах. Да, <text:span text:style-name="T256">а </text:span>могли бы <text:span text:style-name="T256">и потесней</text:span> сотрудничать. Истерика, в конце концов, <text:span text:style-name="T256">не та же </text:span>разве истерика. А вот <text:span text:style-name="T256">и</text:span> нет, <text:span text:style-name="T257">иди и убедись</text:span>, что нет. Как долго можно чувствовать себя таким <text:span text:style-name="T257">беззаботно </text:span>правым <text:span text:style-name="T257">касательно</text:span> пере<text:span text:style-name="T257">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257">что</text:span> могут <text:span text:style-name="T257">довести</text:span> до состояния, <text:span text:style-name="T258">с</text:span> котор<text:span text:style-name="T258">ым</text:span> Спектро <text:span text:style-name="T258">сталкивался </text:span>каждый день в своей палате, уже не существующей… до того, что Пойнтсмен <text:span text:style-name="T258">обнаруживает</text:span> в Собаках: <text:span text:style-name="T258">у</text:span> Пётр<text:span text:style-name="T258">а</text:span>, Наташ<text:span text:style-name="T258">и</text:span>, Никола<text:span text:style-name="T258">я</text:span>, Серге<text:span text:style-name="T258">я</text:span>, Катеньк<text:span text:style-name="T258">и</text:span>—или <text:span text:style-name="T258">у </text:span>Пав<text:span text:style-name="T258">ла</text:span> Сергеевич<text:span text:style-name="T258">а</text:span>, Варвар<text:span text:style-name="T258">ы</text:span> Николаевн<text:span text:style-name="T258">ы</text:span>, а потом<text:span text:style-name="T258">у</text:span> детей <text:span text:style-name="T258">их</text:span>, и—Когда это так отчётливо читается в лицах врачей… Гвенхидви под его мохнатой бородой не настолько уж непро<text:span text:style-name="T258">бив</text:span>аем, как, <text:span text:style-name="T258">возможно</text:span>, ему <text:span text:style-name="T258">бы этого </text:span>хотелось, Спектро поспеша<text:span text:style-name="T258">я</text:span> со шприцем к своему Лису, когда <text:span text:style-name="T258">на</text:span> самом деле ничто не <text:span text:style-name="T258">силах</text:span> остановить Абреакцию Бога Ночи, <text:span text:style-name="T258">покуда</text:span> не прекратится Блиц, ракеты <text:span text:style-name="T258">не</text:span> будут разобраны, <text:span text:style-name="T258">а</text:span> вся плёнка прокручена сзаду наперёд: <text:span text:style-name="T261">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258">ая</text:span> вспы<text:span text:style-name="T258">шка</text:span> цвет<text:span text:style-name="T258">а</text:span> <text:span text:style-name="T258">пламени</text:span>, за котор<text:span text:style-name="T258">ой</text:span> следует взрыв <text:span text:style-name="T258">затем</text:span> звук падения, <text:span text:style-name="T259">издёвка</text:span> (может ли такое <text:span text:style-name="T258">случиться ненароком</text:span>?) обратимо<text:span text:style-name="T259">го</text:span> процесса: кажд<text:span text:style-name="T259">ой</text:span> из них Господь <text:span text:style-name="T259">узаконивает</text:span> своё Государство, а мы, <text:s/>не <text:span text:style-name="T259">способные</text:span> его <text:span text:style-name="T259">обнаружить</text:span>, ни даже <text:span text:style-name="T259">понять</text:span>, начинаем думать о смерти не чаще, <text:span text:style-name="T260">право же</text:span>, чем <text:span text:style-name="T260">прежде</text:span>… и, не в силах пред<text:span text:style-name="T261">видеть их появление,</text:span> <text:s/>не <text:span text:style-name="T261">у</text:span>мея сби<text:span text:style-name="T261">ва</text:span>ть, держимся на притворстве, как <text:span text:style-name="T261">и </text:span>во времена <text:span text:style-name="T261">без </text:span>Блицев. Когда это <text:span text:style-name="T262">и в правду </text:span>происходит, отделываемся словом «случай». Или так <text:span text:style-name="T262">уж </text:span>нас у<text:span text:style-name="T262">бед</text:span>или. <text:span text:style-name="T263">Е</text:span>сть <text:span text:style-name="T263">такие </text:span><text:soft-page-break/>уровни, <text:span text:style-name="T263">где</text:span> случайность едва различима. <text:span text:style-name="T263">А</text:span> для таких работников как Роджер Мехико, это музыка, до<text:span text:style-name="T264">воль</text:span>но величавая, <text:span text:style-name="T263">все </text:span>эти серии степеней <text:s/></text:p>
      <text:p text:style-name="P134"><draw:frame draw:style-name="fr2"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264">енно</text:span> ракетопопаданиями в квадрат, распределение Поиссона определяет не только эти уничтожения, <text:span text:style-name="T264">от </text:span>которых никто не <text:span text:style-name="T264">в силах</text:span> <text:span text:style-name="T264">у</text:span>бежать, но и несчастные случаи при верховой езде, группы крови, радиоактивный распад, количество воен за год…. </text:p>
      <text:p text:style-name="P90">Пойнтсмен стоит у окна, его неясно отражённое лицо про<text:span text:style-name="T266">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266">изредка</text:span> поэтические <text:span text:style-name="T266">приступы</text:span> Маэстро, просто бумага, тебе это ни к чему, Книга и жуткое проклятье… пока не поздно… Да, отступись, п<text:span text:style-name="T266">ади</text:span> на колен<text:span text:style-name="T266">и</text:span>, о, бесподобно—но перед кем? Кто слушает? Но он уже прошёл к столу и даже возложил на неё руки…. </text:p>
      <text:p text:style-name="P65">– Осёл. Суеверный осёл.– Расхаживает с пустой головой… такие эпизоды участились в последнее время. <text:span text:style-name="T266">Разваливается</text:span> как <text:span text:style-name="T266">в наползающей </text:span>простуд<text:span text:style-name="T266">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266">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266">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6">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266">Ему</text:span> <text:span text:style-name="T266">даже</text:span>, в общем, <text:span text:style-name="T266">понятно</text:span> из-за чего: он <text:span text:style-name="T267">вызывает </text:span>жут<text:span text:style-name="T267">ь</text:span>. И <text:s/>даже <text:span text:style-name="T267">сам </text:span>чувствует, обычно, в какие моменты он <text:span text:style-name="Emphasis">становится</text:span> жутким—<text:span text:style-name="T267">та</text:span> определённая расстановка мускулов его лица, <text:span text:style-name="T267">и ощущает</text:span> испарин<text:span text:style-name="T267">у</text:span>… но с этим, похоже, ему уж ничего не поделать, <text:span text:style-name="T267">не получается</text:span> даже долго <text:span text:style-name="T267">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267">уж</text:span> хотел<text:span text:style-name="T267">ось бы</text:span> однажды <text:s/>устроить им что-нибудь такое, чтобы и <text:span text:style-name="Emphasis">вправду было от чего развизжаться</text:span>... </text:p>
      <text:p text:style-name="P66"><text:soft-page-break/>Вот <text:span text:style-name="T267">и </text:span>пожалуйста, шевельнулась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267">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267">я</text:span>… это вам не просто <text:span text:style-name="T267">сплошняк из</text:span> рубиновы<text:span text:style-name="T267">х</text:span> соск<text:span text:style-name="T267">ов</text:span> и чёрно-кружевны<text:span text:style-name="T268">х</text:span> пеньюар<text:span text:style-name="T268">ов</text:span>, знаете ли. <text:span text:style-name="T268">Существуют неприметные</text:span> входы в комнаты с запахом бумаги, негласные голосования в <text:span text:style-name="T268">каком-то</text:span> Комитете, или <text:span text:style-name="T268">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268">х</text:span>, лучши<text:span text:style-name="T268">х</text:span> люд<text:span text:style-name="T268">ей</text:span> вы<text:span text:style-name="T268">дёргивает</text:span> Смерть, имеется дверь, что мерещилась ему так часто в одиноких Тезеевых скитаний вдоль полиров<text:span text:style-name="T269">ки</text:span> коридоров лет: выход <text:span text:style-name="T269">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270">как бы</text:span> даже чувствует затуха<text:span text:style-name="T270">ние</text:span> контур<text:span text:style-name="T270">ов</text:span> в коре <text:span text:style-name="T270">сво</text:span>его мозга, отправ<text:span text:style-name="T270">ка</text:span> <text:span text:style-name="T270">на</text:span> вечн<text:span text:style-name="T270">ый покой</text:span> част<text:span text:style-name="T270">ей</text:span> того, кто уж там содержался, <text:span text:style-name="T270">заполнение</text:span> нетронут<text:span text:style-name="T270">ой</text:span> хими<text:span text:style-name="T270">ей</text:span>.... </text:p>
      <text:p text:style-name="Text_20_body">Кевин Спектро не проводил тако<text:span text:style-name="T271">е же, как у него,</text:span> чётко<text:span text:style-name="T271">е</text:span> разграничени<text:span text:style-name="T271">е</text:span> <text:s/>между Внешним и Внутренним. Тому кора представлялась <text:s/>орган<text:span text:style-name="T271">ом</text:span>-интерфейс<text:span text:style-name="T271">ом</text:span>, посредник<text:span text:style-name="T271">ом</text:span> между тем и <text:span text:style-name="T271">тем</text:span>, но <text:span text:style-name="T271">также </text:span>и<text:span text:style-name="Emphasis"> часть</text:span><text:span text:style-name="Emphasis"><text:span text:style-name="T271">ю</text:span></text:span><text:span text:style-name="Emphasis"> каждого</text:span>. «<text:span text:style-name="T271">Увидев</text:span> как оно <text:span text:style-name="T271">на</text:span> самом деле»,– спросил он однажды,– «<text:span text:style-name="T271">разве мы </text:span><text:s/>можем, любой из нас, оста<text:span text:style-name="T271">ва</text:span>ться <text:s/>отдел<text:span text:style-name="T271">ёнными</text:span>». Он <text:span text:style-name="T271">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272">м </text:span>направлен<text:span text:style-name="T272">ии</text:span>, к нулю, в ожидании превра<text:span text:style-name="T272">щения</text:span> в последнего из уходящих… <text:span text:style-name="T272">Успеет ли он</text:span>? <text:span text:style-name="T272">Ему надо</text:span> выжить… <text:span text:style-name="T272">добиться</text:span> Преми<text:span text:style-name="T272">и</text:span>, не для <text:span text:style-name="T272">личной</text:span> славы, нет—а исполнить обещание человеческому полю из семи, в которым был и он когда-то, <text:span text:style-name="T272">ради</text:span> те<text:span text:style-name="T272">х,</text:span> кто не дотянул.... Кадр среднего плана, он сам в освещении сзади, <text:span text:style-name="T272">в одиночестве</text:span> перед высоким окном <text:s/>Гранд-Отел<text:span text:style-name="T272">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272">ая</text:span>, долгая золотистая сумеречность.... </text:p>
      <text:p text:style-name="P67">О, да, однажды, знаете ли, он вправду верил в Минотавра, что дожидается его: видел себя в снах врывающимся в последнюю из комнат, сверкающий меч на<text:span text:style-name="T272">отлёт</text:span>, <text:span text:style-name="T272">с </text:span>воп<text:span text:style-name="T272">лями</text:span>, как Коммандос, давая выход всему наконец-то—некий поистине чудный взлёт жизни внутри него, в первый и <text:span text:style-name="T272">единственный</text:span> раз, когда лицо об<text:span text:style-name="T272">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273">здвинувшихся в нём далей</text:span>, жесток<text:span text:style-name="T273">ая</text:span> мужественность которых изумляют его самого).... То <text:soft-page-break/>было сном. Обстановка, лицо переменились, <text:span text:style-name="T273">почти ничего</text:span> кроме последовательности, что шло за чем, <text:span text:style-name="T273">не </text:span>удержалось после первой чашки кофе и сплюснутой зеленоватой таблетки Бензедрина. <text:span text:style-name="T273">Что-то похожее</text:span> на широкую стоянку грузовиков перед рассветом, <text:s/>свеже-пробрызганная мостовая <text:span text:style-name="T273">отливает</text:span> жирно-коричневыми, брезентоверхие оливковые грузовики стоят, <text:span text:style-name="T273">в </text:span>кажд<text:span text:style-name="T273">ом</text:span> сво<text:span text:style-name="T273">я</text:span> тайн<text:span text:style-name="T273">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274">главное в</text:span> поворот<text:span text:style-name="T274">е</text:span> лица, <text:span text:style-name="T274">во </text:span>встреч<text:span text:style-name="T274">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274">скачками</text:span> вдоль сумеречных набережных каналов забитых отбросами войны, взрывы ракет всякий раз <text:span text:style-name="T274">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274">о</text:span> собаки мягко <text:span text:style-name="T274">полощется</text:span>, в <text:span text:style-name="T275">куполе</text:span> черепа ярко<text:span text:style-name="T274">е</text:span> отраж<text:span text:style-name="T274">ение</text:span> зимни<text:span text:style-name="T274">х</text:span> облак<text:span text:style-name="T274">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275"> </text:span>не удаётся <text:span text:style-name="T275">ему </text:span>избежать до конца, потому что как всегда Райхсзигер <text:span text:style-name="T275">упорствует</text:span>, возглавляя, спокойный, неотменимый, <text:s text:c="2"/>за ним <text:span text:style-name="T275">ему буквально <text:s/>приходится гнаться, вновь и вновь</text:span> возвращаться <text:span text:style-name="T275">к погоне</text:span> в лихорадочном рондо, пока наконец они на склоне холма в конце долгого дня <text:span text:style-name="T275">срочных </text:span>донесений <text:span text:style-name="T275">фронтов</text:span> Армагеддона, среди алых сугробов буганвиллии, золотисты<text:span text:style-name="T275">х</text:span> троп<text:span text:style-name="T275">ов</text:span>, где вздымается пыль, столбы дыма над <text:span text:style-name="T276">далями </text:span>паучь<text:span text:style-name="T276">его</text:span> город<text:span text:style-name="T276">а</text:span>, который они пересекли, голоса в воздухе <text:span text:style-name="T276">оповещают</text:span>, что Южная Америка испепелена, небо над Нью-Йорком мерцает багрово от новейшего всё с<text:span text:style-name="T276">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277">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277">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277">же</text:span> б<text:span text:style-name="T277">удучи</text:span> доктором <text:span text:style-name="T277">он так и</text:span> не развил рефлексов на определённые раздражители? Ему лучше знать: он знает, <text:span text:style-name="T277">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278">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278">и все наши гипотезы верны</text:span>, и <text:span text:style-name="T278">многое другое</text:span>. К чему бы мы ни пришли, нельзя сомневаться, что он, физиологически, исторически, выродок. Нам ни в коем случае нельзя <text:span text:style-name="T278">утратить</text:span> контроль. Мысль о нём затерявшемся в мире людей, после войны, наполняет меня глубоким ужасом, от которого не могу избавиться….» </text:p>
      <text:p text:style-name="P98"><draw:frame draw:style-name="fr1" draw:name="Image18" text:anchor-type="paragraph" svg:width="6.9252in" svg:height="0.3661in" draw:z-index="18"><draw:image xlink:href="Pictures/1000000000000B720000009B428C9716555D8079.png" xlink:type="simple" xlink:show="embed" xlink:actuate="onLoad" loext:mime-type="image/png"/></draw:frame></text:p>
      <text:p text:style-name="P91">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279">е</text:span>жданно заговорил через Эвентира, так негромко, что Норе едва удавалось расслышать хоть что-нибудь, даже чья именно душа вошла и <text:span text:style-name="T279">пользуется</text:span> <text:span text:style-name="T279">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279">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279">а</text:span> туфли и кремово-жёлтого цилиндрика, что крошился по поверхности, не выпуская его ни на миг, нарисовала пятиконечную звезду на асфальте, <text:span text:style-name="T279">несколько</text:span> в<text:span text:style-name="T279">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279">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279">с</text:span>сч<text:span text:style-name="T279">ёт</text:span>ное множество раз с тех пор как явился в «Белое Посещение», и всё нормально-штатно за исключением, о, <text:span text:style-name="T280">всего </text:span>один или, <text:span text:style-name="T280">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280">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280">было бы </text:span>невозможно <text:span text:style-name="T280">не </text:span>приписать дюжине иных душ…. </text:p>
      <text:p text:style-name="P68">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280">вот</text:span> этот Черикок, с виду нормальный увалень, может чуть толстоват, начинает <text:span text:style-name="T280">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280">с</text:span>говорились не докладывать—ничего такого, что наруш<text:span text:style-name="T280">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281">умудряется посылать</text:span> голоса <text:span text:style-name="T281">на диски</text:span> или в <text:span text:style-name="T281">записывающее устройство</text:span> на расстоянии во много миль не <text:span text:style-name="T281">издавая звуков</text:span> и физически не прикасаясь к оборудованию? <text:span text:style-name="T281">Что за динамики</text:span> нач<text:span text:style-name="T281">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281">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281">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281">по сей день</text:span>—когда имеются послания для передачи—даже Сачса занервничал.... </text:p>
      <text:p text:style-name="Text_20_body">С недавних пор, всё словно бы <text:span text:style-name="T281">подчинено</text:span> нек<text:span text:style-name="T282">оей</text:span> эфемерн<text:span text:style-name="T282">ой</text:span> Программ<text:span text:style-name="T282">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282">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282">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282">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282">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282">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283">выходит</text:span> <text:span text:style-name="T283">т</text:span>ак <text:span text:style-name="T283">будто</text:span> поддающееся нашим измерениям тело всего лишь обрывок <text:span text:style-name="T283">такой</text:span> программы <text:span text:style-name="T283">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283">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283">об </text:span>это<text:span text:style-name="T283">м</text:span> в ходе инструктажа. </text:p>
      <text:p text:style-name="Text_20_body">– <text:span text:style-name="T283">С</text:span>казать мне что? </text:p>
      <text:p text:style-name="Text_20_body">– То же самое, что когда-то было сказано и мне. Мы передаём это, от поколения к поколению. (<text:span text:style-name="T283">Ей не подворачивается постороннего</text:span> занятия, как-то прикрыться им. Мы чувствуем, что для неё это <text:span text:style-name="T283">всё </text:span>ещё не стало рутиной. Из благовоспитанности, она <text:span text:style-name="T283">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284">минуешь</text:span>. Разве нет…? </text:p>
      <text:p text:style-name="Text_20_body">– Заморские пейзажи, о, да, и я так думала—необычные формирования, <text:span text:style-name="T284">взгляд</text:span> в<text:span text:style-name="T284">о</text:span> <text:span text:style-name="T284">Внешнюю</text:span> Луч<text:span text:style-name="T284">езарность</text:span>. Но всё это из нас, пойми. Миллионов нас, изменённых, чтоб стать интерфейсом, ороговеть, не чувствовать и <text:span text:style-name="T284">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284">далеке</text:span>, но у нас есть дом! (В ответ молчание.) Вернуться туда! Не наверх в интерфейс. Обратно в ЦНС! </text:p>
      <text:p text:style-name="Text_20_body">– (Спокойно) Так<text:span text:style-name="T284">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284">податливые</text:span> шкуры, тик натёртый лимоном, <text:span text:style-name="T284">вздымающиеся</text:span> извивы благовоний, яркая оптическая медь, <text:span text:style-name="T284">поблёкшие</text:span> Центрально-Азиатские ковры, алые с золот<text:span text:style-name="T284">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284">проникает</text:span> сквозь стебли филоденронов и разлапистых листьев <text:span text:style-name="T284">схвативших</text:span> в пригоршню <text:span text:style-name="T284">гаснущий</text:span> исход заката, <text:span text:style-name="T284">проскальзывает</text:span> умиротворённо жёлтым по резной стали пряжек на её <text:span text:style-name="T284">лодыжках,</text:span> полосками по бокам и вниз высоких каблуков её туфлей из патентованной кожи, <text:span text:style-name="T284">на</text:span>полированной до утраты цвета вообще, <text:span text:style-name="T284">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285">скатывается прочь</text:span> по <text:soft-page-break/>ним и снова возвращается к их беззащитному тылу. Запахи тлеющег<text:span text:style-name="T285">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285">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285">всякой</text:span> человеч<text:span text:style-name="T285">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285">из</text:span> 5-к-2, отвергнет его дар, отвергнет что наполняет каждую его клеточку… тогда… </text:p>
      <text:p text:style-name="P69">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285">считает</text:span>, каждый тоже может видеть. Каждый из нас просматрива<text:span text:style-name="T285">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285">н</text:span>ые профили военного персонала и молодых дам окаймляют края облаков: мужественный креп экспедиционной пилотки <text:span text:style-name="T285">бороздит</text:span> вперёд темнот<text:span text:style-name="T285">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285">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285">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92">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286">приятия дня</text:span> не гнева, но окончательного безразличия.... О себе <text:span text:style-name="T286">же </text:span>он знает, что способен <text:span text:style-name="T286">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286">всё это звучит </text:span><text:s/>сквозь прорези и отвороты потрёпанной итальянской перчатки… ангел Молотилы Сэнт-Блейза, и <text:span text:style-name="T286">на йоту</text:span> не вымышленный, подыма<text:span text:style-name="T286">вш</text:span>ийся над Любеком в то пред-пасхальное воскресенье с ядовито-зелёными куполами у него под ступнями, неотвязный перекрёстный <text:span text:style-name="T286">раз</text:span>лёт красных черепиц мечущихся вверх и вниз с тысяч <text:span text:style-name="T286">заострённых</text:span> крыш, а бомбардировщики грудятся и пикируют, Балтика уже затерялась за занавесью дыма <text:span text:style-name="T286">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142">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287">словно</text:span> ветер в мачтах, обрывках, кроватных пружинах или тарелках антенн флотов зимующих в доках… но только <text:span text:style-name="T287">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287">набрать высоту</text:span>, <text:span text:style-name="T287">прекратить бить </text:span><text:s/>по земле <text:span text:style-name="T287">ради</text:span> удар<text:span text:style-name="T287">а</text:span> по небу…. </text:p>
      <text:p text:style-name="P143">Капитан эскадрильи Сэнт-Блейз не включил описание этого ангела в свой <text:span text:style-name="T287">служебный</text:span> <text:span text:style-name="T287">рапорт</text:span>, опрашивающая его офицер ВААФ была известна на базе как драконша буквоедка худшего сорта <text:span text:style-name="T287">(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287">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287">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287">декадансу</text:span>, который его кормил и одевал. Унесённый насильно в 1930 ударом полицейской дубинки во время уличного шествия в Не<text:span text:style-name="T287">в</text:span>кёльне, он теперь сентиментально вспоминает вечера <text:span text:style-name="T288">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288">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288">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288">остаётся</text:span> памяти: никаких личных отметок. Ему приходится читать об<text:span text:style-name="T288">о всём</text:span> <text:span text:style-name="T288">в</text:span> запис<text:span text:style-name="T288">ях</text:span> других, слушать диски. <text:span text:style-name="T288">И</text:span> значит он должен <text:span text:style-name="T288">полагаться на</text:span> други<text:span text:style-name="T288">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288">его</text:span> воспит<text:span text:style-name="T288">ывали </text:span>в христианской, Западно-Европейской вере в <text:span text:style-name="T288">гла</text:span>венствующую роль своего «сознательного» с его воспоминаниями, всё прочее счита<text:span text:style-name="T289">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144">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289">о</text:span>, как ему казалось, дожидавши<text:span text:style-name="T289">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146"><draw:frame draw:style-name="fr1" draw:name="Image19" text:anchor-type="paragraph" svg:width="6.9252in" svg:height="0.3661in" draw:z-index="19"><draw:image xlink:href="Pictures/1000000000000B720000009B428C9716555D8079.png" xlink:type="simple" xlink:show="embed" xlink:actuate="onLoad" loext:mime-type="image/png"/></draw:frame><text:soft-page-break/>&amp;&amp;&amp;&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6-07T18:09:30.627751237</dc:date>
    <meta:editing-cycles>215</meta:editing-cycles>
    <meta:editing-duration>P9DT10H21M30S</meta:editing-duration>
    <meta:generator>LibreOffice/6.1.5.2$Linux_X86_64 LibreOffice_project/10$Build-2</meta:generator>
    <meta:document-statistic meta:table-count="0" meta:image-count="19" meta:object-count="1" meta:page-count="133" meta:paragraph-count="924" meta:word-count="58356" meta:character-count="399492" meta:non-whitespace-character-count="341276"/>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